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Mangal" svg:font-family="Mangal" style:font-family-generic="roman" style:font-pitch="variable" svg:panose-1="0 0 4 0 0 0 0 0 0 0"/>
    <style:font-face style:name="Fontdiner Swanky" svg:font-family="Fontdiner Swanky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style:page-number="1"/>
      <style:text-properties style:font-name="Fontdiner Swanky" style:font-name-asian="Fontdiner Swanky" style:font-name-complex="Fontdiner Swanky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ableColumn10" style:family="table-column">
      <style:table-column-properties style:column-width="0.3951in" style:use-optimal-column-width="false"/>
    </style:style>
    <style:style style:name="TableColumn11" style:family="table-column">
      <style:table-column-properties style:column-width="3.552in" style:use-optimal-column-width="false"/>
    </style:style>
    <style:style style:name="TableColumn12" style:family="table-column">
      <style:table-column-properties style:column-width="3.3548in" style:use-optimal-column-width="false"/>
    </style:style>
    <style:style style:name="Table9" style:family="table">
      <style:table-properties style:width="7.302in" fo:margin-left="0.090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" style:parent-style-name="Titolo2" style:family="paragraph">
      <style:paragraph-properties fo:margin-top="0in" fo:margin-bottom="0in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" style:parent-style-name="Titolo3" style:family="paragraph">
      <style:paragraph-properties fo:text-align="start" fo:margin-top="0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start"/>
      <style:text-properties fo:background-color="#FFFFFF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" style:parent-style-name="Titolo3" style:family="paragraph">
      <style:paragraph-properties fo:text-align="start" fo:margin-top="0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text-align="start"/>
      <style:text-properties fo:background-color="#FFFFF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" style:parent-style-name="Titolo3" style:family="paragraph">
      <style:paragraph-properties fo:text-align="start" fo:margin-top="0in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start" fo:margin-left="0.0694in">
        <style:tab-stops/>
      </style:paragraph-properties>
    </style:style>
    <style:style style:name="T39" style:parent-style-name="Car.predefinitoparagrafo" style:family="text">
      <style:text-properties fo:background-color="#FFFFFF"/>
    </style:style>
    <style:style style:name="TableCell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Titolo3" style:family="paragraph">
      <style:paragraph-properties fo:text-align="start" fo:margin-top="0in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text-align="start" fo:margin-left="0.0694in">
        <style:tab-stops/>
      </style:paragraph-properties>
    </style:style>
    <style:style style:name="T47" style:parent-style-name="Car.predefinitoparagrafo" style:family="text">
      <style:text-properties fo:font-style="italic" style:font-style-asian="italic" style:font-style-complex="italic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Titolo3" style:family="paragraph">
      <style:paragraph-properties fo:text-align="start" fo:margin-top="0in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start"/>
    </style:style>
    <style:style style:name="T55" style:parent-style-name="Car.predefinitoparagrafo" style:family="text">
      <style:text-properties fo:font-style="italic" style:font-style-asian="italic" style:font-style-complex="italic" fo:background-color="#FFFFFF"/>
    </style:style>
    <style:style style:name="T56" style:parent-style-name="Car.predefinitoparagrafo" style:family="text">
      <style:text-properties fo:background-color="#FFFFFF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start"/>
      <style:text-properties fo:background-color="#FFFFFF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Titolo3" style:family="paragraph">
      <style:paragraph-properties fo:text-align="start" fo:margin-top="0in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start"/>
      <style:text-properties fo:background-color="#FFFFFF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Titolo3" style:family="paragraph">
      <style:paragraph-properties fo:text-align="start" fo:margin-top="0in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start"/>
    </style:style>
    <style:style style:name="T71" style:parent-style-name="Car.predefinitoparagrafo" style:family="text">
      <style:text-properties fo:font-style="italic" style:font-style-asian="italic" style:font-style-complex="italic" fo:background-color="#FFFFFF"/>
    </style:style>
    <style:style style:name="T72" style:parent-style-name="Car.predefinitoparagrafo" style:family="text">
      <style:text-properties fo:background-color="#FFFFFF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start"/>
      <style:text-properties fo:background-color="#FFFFFF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Titolo3" style:family="paragraph">
      <style:paragraph-properties fo:text-align="start" fo:margin-top="0in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start"/>
    </style:style>
    <style:style style:name="T80" style:parent-style-name="Car.predefinitoparagrafo" style:family="text">
      <style:text-properties fo:font-style="italic" style:font-style-asian="italic" style:font-style-complex="italic" fo:background-color="#FFFFFF"/>
    </style:style>
    <style:style style:name="T81" style:parent-style-name="Car.predefinitoparagrafo" style:family="text">
      <style:text-properties style:font-style-complex="italic" fo:background-color="#FFFFFF"/>
    </style:style>
    <style:style style:name="T82" style:parent-style-name="Car.predefinitoparagrafo" style:family="text">
      <style:text-properties fo:font-style="italic" style:font-style-asian="italic" style:font-style-complex="italic" fo:background-color="#FFFFFF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start"/>
      <style:text-properties fo:background-color="#FFFFFF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Titolo3" style:family="paragraph">
      <style:paragraph-properties fo:text-align="start" fo:margin-top="0in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start"/>
    </style:style>
    <style:style style:name="T90" style:parent-style-name="Car.predefinitoparagrafo" style:family="text">
      <style:text-properties fo:font-style="italic" style:font-style-asian="italic" style:font-style-complex="italic" fo:background-color="#FFFFFF"/>
    </style:style>
    <style:style style:name="T91" style:parent-style-name="Car.predefinitoparagrafo" style:family="text">
      <style:text-properties fo:background-color="#FFFFFF"/>
    </style:style>
    <style:style style:name="T92" style:parent-style-name="Car.predefinitoparagrafo" style:family="text">
      <style:text-properties fo:background-color="#FFFFFF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start"/>
      <style:text-properties fo:background-color="#FFFFFF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Titolo3" style:family="paragraph">
      <style:paragraph-properties fo:text-align="start" fo:margin-top="0in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start"/>
      <style:text-properties fo:background-color="#FFFFFF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Titolo3" style:family="paragraph">
      <style:paragraph-properties fo:text-align="start" fo:margin-top="0in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start"/>
    </style:style>
    <style:style style:name="T107" style:parent-style-name="Car.predefinitoparagrafo" style:family="text">
      <style:text-properties fo:font-style="italic" style:font-style-asian="italic" style:font-style-complex="italic" fo:background-color="#FFFFFF"/>
    </style:style>
    <style:style style:name="T108" style:parent-style-name="Car.predefinitoparagrafo" style:family="text">
      <style:text-properties fo:background-color="#FFFFFF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start"/>
      <style:text-properties fo:background-color="#FFFFFF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Titolo3" style:family="paragraph">
      <style:paragraph-properties fo:text-align="start" fo:margin-top="0in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start"/>
      <style:text-properties fo:background-color="#FFFFFF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Titolo3" style:family="paragraph">
      <style:paragraph-properties fo:text-align="start" fo:margin-top="0in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start"/>
      <style:text-properties fo:font-style="italic" style:font-style-asian="italic" style:font-style-complex="italic" fo:background-color="#FFFFFF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start"/>
      <style:text-properties fo:background-color="#FFFFFF"/>
    </style:style>
    <style:style style:name="P125" style:parent-style-name="Titolo1" style:family="paragraph">
      <style:paragraph-properties fo:margin-top="0in" fo:margin-bottom="0in"/>
      <style:text-properties fo:color="#CC0000"/>
    </style:style>
    <style:style style:name="P126" style:parent-style-name="Titolo1" style:family="paragraph">
      <style:paragraph-properties fo:margin-top="0in" fo:margin-bottom="0in"/>
      <style:text-properties fo:color="#CC0000"/>
    </style:style>
    <style:style style:name="P127" style:parent-style-name="Titolo1" style:family="paragraph">
      <style:paragraph-properties fo:margin-top="0in" fo:margin-bottom="0in"/>
      <style:text-properties fo:color="#CC0000"/>
    </style:style>
    <style:style style:name="P128" style:parent-style-name="Titolo1" style:family="paragraph">
      <style:paragraph-properties fo:margin-top="0in" fo:margin-bottom="0in"/>
      <style:text-properties fo:color="#CC0000"/>
    </style:style>
    <style:style style:name="P129" style:parent-style-name="Titolo1" style:family="paragraph">
      <style:paragraph-properties fo:margin-top="0in" fo:margin-bottom="0in"/>
      <style:text-properties fo:color="#CC0000"/>
    </style:style>
    <style:style style:name="P130" style:parent-style-name="Titolo1" style:family="paragraph">
      <style:paragraph-properties fo:margin-top="0in" fo:margin-bottom="0in"/>
      <style:text-properties fo:color="#CC0000"/>
    </style:style>
    <style:style style:name="P131" style:parent-style-name="Titolo1" style:family="paragraph">
      <style:paragraph-properties fo:margin-top="0in" fo:margin-bottom="0in"/>
      <style:text-properties fo:color="#CC0000"/>
    </style:style>
    <style:style style:name="P132" style:parent-style-name="Titolo1" style:family="paragraph">
      <style:paragraph-properties fo:margin-top="0in" fo:margin-bottom="0in"/>
      <style:text-properties fo:color="#CC0000"/>
    </style:style>
    <style:style style:name="TableColumn134" style:family="table-column">
      <style:table-column-properties style:column-width="0.7493in" style:use-optimal-column-width="false"/>
    </style:style>
    <style:style style:name="TableColumn135" style:family="table-column">
      <style:table-column-properties style:column-width="3.1979in" style:use-optimal-column-width="false"/>
    </style:style>
    <style:style style:name="TableColumn136" style:family="table-column">
      <style:table-column-properties style:column-width="3.3548in" style:use-optimal-column-width="false"/>
    </style:style>
    <style:style style:name="Table133" style:family="table">
      <style:table-properties style:width="7.302in" fo:margin-left="0.0902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39" style:parent-style-name="Titolo2" style:family="paragraph">
      <style:paragraph-properties fo:margin-top="0in" fo:margin-bottom="0in"/>
    </style:style>
    <style:style style:name="TableCell1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4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46" style:parent-style-name="Titolo3" style:family="paragraph">
      <style:paragraph-properties fo:text-align="start" fo:margin-top="0in"/>
      <style:text-properties fo:color="#CC0000"/>
    </style:style>
    <style:style style:name="TableCell147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149" style:family="table-cell">
      <style:table-cell-properties fo:border-top="none" fo:border-left="none" fo:border-bottom="0.0069in solid #000000" fo:border-right="0.0138in solid #000000" fo:background-color="#F4CCCC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start"/>
    </style:style>
    <style:style style:name="P151" style:parent-style-name="Titolo1" style:family="paragraph">
      <style:paragraph-properties fo:margin-top="0in" fo:margin-bottom="0in"/>
    </style:style>
    <style:style style:name="P152" style:parent-style-name="Titolo1" style:family="paragraph">
      <style:paragraph-properties fo:margin-top="0in" fo:margin-bottom="0in"/>
    </style:style>
    <style:style style:name="T153" style:parent-style-name="Car.predefinitoparagrafo" style:family="text">
      <style:text-properties fo:color="#CC0000"/>
    </style:style>
    <style:style style:name="TableColumn155" style:family="table-column">
      <style:table-column-properties style:column-width="0.7493in" style:use-optimal-column-width="false"/>
    </style:style>
    <style:style style:name="TableColumn156" style:family="table-column">
      <style:table-column-properties style:column-width="3.1979in" style:use-optimal-column-width="false"/>
    </style:style>
    <style:style style:name="TableColumn157" style:family="table-column">
      <style:table-column-properties style:column-width="3.3548in" style:use-optimal-column-width="false"/>
    </style:style>
    <style:style style:name="Table154" style:family="table">
      <style:table-properties style:width="7.302in" fo:margin-left="0.0902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60" style:parent-style-name="Titolo2" style:family="paragraph">
      <style:paragraph-properties fo:margin-top="0in" fo:margin-bottom="0in"/>
    </style:style>
    <style:style style:name="TableCell16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6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6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67" style:parent-style-name="Titolo3" style:family="paragraph">
      <style:paragraph-properties fo:text-align="start" fo:margin-top="0in"/>
      <style:text-properties fo:color="#CC0000"/>
    </style:style>
    <style:style style:name="TableCell1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70" style:parent-style-name="Car.predefinitoparagrafo" style:family="text">
      <style:text-properties fo:background-color="#FFFFFF"/>
    </style:style>
    <style:style style:name="T171" style:parent-style-name="Car.predefinitoparagrafo" style:family="text">
      <style:text-properties fo:background-color="#FFFFFF"/>
    </style:style>
    <style:style style:name="TableCell172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start"/>
    </style:style>
    <style:style style:name="P174" style:parent-style-name="Titolo1" style:family="paragraph">
      <style:paragraph-properties fo:margin-top="0in" fo:margin-bottom="0in"/>
      <style:text-properties fo:color="#CC0000"/>
    </style:style>
    <style:style style:name="P175" style:parent-style-name="Titolo1" style:family="paragraph">
      <style:paragraph-properties fo:margin-top="0in" fo:margin-bottom="0in"/>
    </style:style>
    <style:style style:name="T176" style:parent-style-name="Car.predefinitoparagrafo" style:family="text">
      <style:text-properties fo:color="#CC0000"/>
    </style:style>
    <style:style style:name="TableColumn178" style:family="table-column">
      <style:table-column-properties style:column-width="0.7493in" style:use-optimal-column-width="false"/>
    </style:style>
    <style:style style:name="TableColumn179" style:family="table-column">
      <style:table-column-properties style:column-width="3.1979in" style:use-optimal-column-width="false"/>
    </style:style>
    <style:style style:name="TableColumn180" style:family="table-column">
      <style:table-column-properties style:column-width="3.3548in" style:use-optimal-column-width="false"/>
    </style:style>
    <style:style style:name="Table177" style:family="table">
      <style:table-properties style:width="7.302in" fo:margin-left="0.0902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83" style:parent-style-name="Titolo2" style:family="paragraph">
      <style:paragraph-properties fo:margin-top="0in" fo:margin-bottom="0in"/>
    </style:style>
    <style:style style:name="TableCell18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18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8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0" style:parent-style-name="Titolo3" style:family="paragraph">
      <style:paragraph-properties fo:text-align="start" fo:margin-top="0in"/>
      <style:text-properties fo:color="#CC0000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193" style:parent-style-name="Car.predefinitoparagrafo" style:family="text">
      <style:text-properties fo:background-color="#FFFFFF"/>
    </style:style>
    <style:style style:name="T194" style:parent-style-name="Car.predefinitoparagrafo" style:family="text">
      <style:text-properties fo:background-color="#FFFFFF"/>
    </style:style>
    <style:style style:name="TableCell19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text-align="start"/>
    </style:style>
    <style:style style:name="P197" style:parent-style-name="Titolo1" style:family="paragraph">
      <style:paragraph-properties fo:margin-top="0in" fo:margin-bottom="0in"/>
    </style:style>
    <style:style style:name="P198" style:parent-style-name="Titolo1" style:family="paragraph">
      <style:paragraph-properties fo:margin-top="0in" fo:margin-bottom="0in"/>
    </style:style>
    <style:style style:name="TableColumn200" style:family="table-column">
      <style:table-column-properties style:column-width="0.7493in" style:use-optimal-column-width="false"/>
    </style:style>
    <style:style style:name="TableColumn201" style:family="table-column">
      <style:table-column-properties style:column-width="3.1979in" style:use-optimal-column-width="false"/>
    </style:style>
    <style:style style:name="TableColumn202" style:family="table-column">
      <style:table-column-properties style:column-width="3.3548in" style:use-optimal-column-width="false"/>
    </style:style>
    <style:style style:name="Table199" style:family="table">
      <style:table-properties style:width="7.302in" fo:margin-left="0.0902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05" style:parent-style-name="Titolo2" style:family="paragraph">
      <style:paragraph-properties fo:margin-top="0in" fo:margin-bottom="0in"/>
    </style:style>
    <style:style style:name="TableCell20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0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09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12" style:parent-style-name="Titolo3" style:family="paragraph">
      <style:paragraph-properties fo:text-align="start" fo:margin-top="0in"/>
    </style:style>
    <style:style style:name="TableCell213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15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19" style:parent-style-name="Titolo3" style:family="paragraph">
      <style:paragraph-properties fo:text-align="start" fo:margin-top="0in"/>
    </style:style>
    <style:style style:name="TableCell220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22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224" style:parent-style-name="Titolo1" style:family="paragraph">
      <style:paragraph-properties fo:margin-top="0in" fo:margin-bottom="0in"/>
      <style:text-properties fo:color="#CC0000"/>
    </style:style>
    <style:style style:name="P225" style:parent-style-name="Titolo1" style:family="paragraph">
      <style:paragraph-properties fo:margin-top="0in" fo:margin-bottom="0in"/>
    </style:style>
    <style:style style:name="T226" style:parent-style-name="Car.predefinitoparagrafo" style:family="text">
      <style:text-properties fo:color="#CC0000"/>
    </style:style>
    <style:style style:name="TableColumn228" style:family="table-column">
      <style:table-column-properties style:column-width="0.7493in" style:use-optimal-column-width="false"/>
    </style:style>
    <style:style style:name="TableColumn229" style:family="table-column">
      <style:table-column-properties style:column-width="3.1979in" style:use-optimal-column-width="false"/>
    </style:style>
    <style:style style:name="TableColumn230" style:family="table-column">
      <style:table-column-properties style:column-width="3.3548in" style:use-optimal-column-width="false"/>
    </style:style>
    <style:style style:name="Table227" style:family="table">
      <style:table-properties style:width="7.302in" fo:margin-left="0.0902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33" style:parent-style-name="Titolo2" style:family="paragraph">
      <style:paragraph-properties fo:margin-top="0in" fo:margin-bottom="0in"/>
    </style:style>
    <style:style style:name="TableCell23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3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3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0" style:parent-style-name="Titolo3" style:family="paragraph">
      <style:paragraph-properties fo:text-align="start" fo:margin-top="0in"/>
      <style:text-properties fo:color="#CC0000"/>
    </style:style>
    <style:style style:name="TableCell2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43" style:parent-style-name="Car.predefinitoparagrafo" style:family="text">
      <style:text-properties fo:background-color="#FFFFFF"/>
    </style:style>
    <style:style style:name="TableCell24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text-align="start"/>
    </style:style>
    <style:style style:name="P246" style:parent-style-name="Titolo1" style:family="paragraph">
      <style:paragraph-properties fo:margin-top="0in" fo:margin-bottom="0in"/>
      <style:text-properties fo:color="#CC0000"/>
    </style:style>
    <style:style style:name="P247" style:parent-style-name="Titolo1" style:family="paragraph">
      <style:paragraph-properties fo:margin-top="0in" fo:margin-bottom="0in"/>
      <style:text-properties fo:color="#CC0000"/>
    </style:style>
    <style:style style:name="P248" style:parent-style-name="Titolo1" style:family="paragraph">
      <style:paragraph-properties fo:margin-top="0in" fo:margin-bottom="0in"/>
      <style:text-properties fo:color="#CC0000"/>
    </style:style>
    <style:style style:name="P249" style:parent-style-name="Titolo1" style:family="paragraph">
      <style:paragraph-properties fo:margin-top="0in" fo:margin-bottom="0in"/>
      <style:text-properties fo:color="#CC0000"/>
    </style:style>
    <style:style style:name="P250" style:parent-style-name="Titolo1" style:family="paragraph">
      <style:paragraph-properties fo:margin-top="0in" fo:margin-bottom="0in"/>
    </style:style>
    <style:style style:name="T251" style:parent-style-name="Car.predefinitoparagrafo" style:family="text">
      <style:text-properties fo:color="#CC0000"/>
    </style:style>
    <style:style style:name="TableColumn253" style:family="table-column">
      <style:table-column-properties style:column-width="0.7493in" style:use-optimal-column-width="false"/>
    </style:style>
    <style:style style:name="TableColumn254" style:family="table-column">
      <style:table-column-properties style:column-width="3.1979in" style:use-optimal-column-width="false"/>
    </style:style>
    <style:style style:name="TableColumn255" style:family="table-column">
      <style:table-column-properties style:column-width="3.3548in" style:use-optimal-column-width="false"/>
    </style:style>
    <style:style style:name="Table252" style:family="table">
      <style:table-properties style:width="7.302in" fo:margin-left="0.0902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58" style:parent-style-name="Titolo2" style:family="paragraph">
      <style:paragraph-properties fo:margin-top="0in" fo:margin-bottom="0in"/>
    </style:style>
    <style:style style:name="TableCell25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6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5" style:parent-style-name="Titolo3" style:family="paragraph">
      <style:paragraph-properties fo:text-align="start" fo:margin-top="0in"/>
      <style:text-properties fo:color="#CC0000"/>
    </style:style>
    <style:style style:name="TableCell2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268" style:parent-style-name="Car.predefinitoparagrafo" style:family="text">
      <style:text-properties fo:background-color="#FFFFFF"/>
    </style:style>
    <style:style style:name="T269" style:parent-style-name="Car.predefinitoparagrafo" style:family="text">
      <style:text-properties fo:background-color="#FFFFFF"/>
    </style:style>
    <style:style style:name="TableCell270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text-align="start"/>
    </style:style>
    <style:style style:name="P272" style:parent-style-name="Titolo1" style:family="paragraph">
      <style:paragraph-properties fo:margin-top="0in" fo:margin-bottom="0in"/>
    </style:style>
    <style:style style:name="P273" style:parent-style-name="Titolo1" style:family="paragraph">
      <style:paragraph-properties fo:margin-top="0in" fo:margin-bottom="0in"/>
    </style:style>
    <style:style style:name="TableColumn275" style:family="table-column">
      <style:table-column-properties style:column-width="0.7493in" style:use-optimal-column-width="false"/>
    </style:style>
    <style:style style:name="TableColumn276" style:family="table-column">
      <style:table-column-properties style:column-width="3.1979in" style:use-optimal-column-width="false"/>
    </style:style>
    <style:style style:name="TableColumn277" style:family="table-column">
      <style:table-column-properties style:column-width="3.3548in" style:use-optimal-column-width="false"/>
    </style:style>
    <style:style style:name="Table274" style:family="table">
      <style:table-properties style:width="7.302in" fo:margin-left="0.0902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0" style:parent-style-name="Titolo2" style:family="paragraph">
      <style:paragraph-properties fo:margin-top="0in" fo:margin-bottom="0in"/>
    </style:style>
    <style:style style:name="TableCell2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2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287" style:parent-style-name="Titolo3" style:family="paragraph">
      <style:paragraph-properties fo:text-align="start" fo:margin-top="0in"/>
    </style:style>
    <style:style style:name="TableCell288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8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29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29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0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4" style:parent-style-name="Titolo3" style:family="paragraph">
      <style:paragraph-properties fo:text-align="start" fo:margin-top="0in"/>
    </style:style>
    <style:style style:name="TableCell295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6" style:parent-style-name="Standard" style:family="paragraph">
      <style:paragraph-properties fo:text-align="start" fo:margin-left="0.0694in">
        <style:tab-stops/>
      </style:paragraph-properties>
      <style:text-properties fo:font-style="italic" style:font-style-asian="italic" style:font-style-complex="italic" fo:background-color="#FFFFFF"/>
    </style:style>
    <style:style style:name="TableCell297" style:family="table-cell">
      <style:table-cell-properties fo:border-top="0.0069in solid #000000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299" style:parent-style-name="Titolo1" style:family="paragraph">
      <style:paragraph-properties fo:margin-top="0in" fo:margin-bottom="0in"/>
      <style:text-properties fo:color="#CC0000"/>
    </style:style>
    <style:style style:name="P300" style:parent-style-name="Titolo1" style:family="paragraph">
      <style:paragraph-properties fo:margin-top="0in" fo:margin-bottom="0in"/>
    </style:style>
    <style:style style:name="T301" style:parent-style-name="Car.predefinitoparagrafo" style:family="text">
      <style:text-properties fo:color="#CC0000"/>
    </style:style>
    <style:style style:name="TableColumn303" style:family="table-column">
      <style:table-column-properties style:column-width="0.7493in" style:use-optimal-column-width="false"/>
    </style:style>
    <style:style style:name="TableColumn304" style:family="table-column">
      <style:table-column-properties style:column-width="3.1979in" style:use-optimal-column-width="false"/>
    </style:style>
    <style:style style:name="TableColumn305" style:family="table-column">
      <style:table-column-properties style:column-width="3.3548in" style:use-optimal-column-width="false"/>
    </style:style>
    <style:style style:name="Table302" style:family="table">
      <style:table-properties style:width="7.302in" fo:margin-left="0.0902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8" style:parent-style-name="Titolo2" style:family="paragraph">
      <style:paragraph-properties fo:margin-top="0in" fo:margin-bottom="0in"/>
    </style:style>
    <style:style style:name="TableCell3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1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5" style:parent-style-name="Titolo3" style:family="paragraph">
      <style:paragraph-properties fo:text-align="start" fo:margin-top="0in"/>
      <style:text-properties fo:color="#CC0000"/>
    </style:style>
    <style:style style:name="TableCell3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7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18" style:parent-style-name="Car.predefinitoparagrafo" style:family="text">
      <style:text-properties fo:font-style="italic" style:font-style-asian="italic" style:font-style-complex="italic"/>
    </style:style>
    <style:style style:name="TableCell319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20" style:parent-style-name="Standard" style:family="paragraph">
      <style:paragraph-properties fo:text-align="start"/>
    </style:style>
    <style:style style:name="P321" style:parent-style-name="Titolo1" style:family="paragraph">
      <style:paragraph-properties fo:margin-top="0in" fo:margin-bottom="0in"/>
      <style:text-properties fo:color="#CC0000"/>
    </style:style>
    <style:style style:name="P322" style:parent-style-name="Titolo1" style:family="paragraph">
      <style:paragraph-properties fo:margin-top="0in" fo:margin-bottom="0in"/>
    </style:style>
    <style:style style:name="T323" style:parent-style-name="Car.predefinitoparagrafo" style:family="text">
      <style:text-properties fo:color="#CC0000"/>
    </style:style>
    <style:style style:name="TableColumn325" style:family="table-column">
      <style:table-column-properties style:column-width="0.7493in" style:use-optimal-column-width="false"/>
    </style:style>
    <style:style style:name="TableColumn326" style:family="table-column">
      <style:table-column-properties style:column-width="3.1979in" style:use-optimal-column-width="false"/>
    </style:style>
    <style:style style:name="TableColumn327" style:family="table-column">
      <style:table-column-properties style:column-width="3.3548in" style:use-optimal-column-width="false"/>
    </style:style>
    <style:style style:name="Table324" style:family="table">
      <style:table-properties style:width="7.302in" fo:margin-left="0.0902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0" style:parent-style-name="Titolo2" style:family="paragraph">
      <style:paragraph-properties fo:margin-top="0in" fo:margin-bottom="0in"/>
    </style:style>
    <style:style style:name="TableCell33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3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7" style:parent-style-name="Titolo3" style:family="paragraph">
      <style:paragraph-properties fo:text-align="start" fo:margin-top="0in"/>
      <style:text-properties fo:color="#CC0000"/>
    </style:style>
    <style:style style:name="TableCell3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40" style:parent-style-name="Car.predefinitoparagrafo" style:family="text">
      <style:text-properties fo:font-style="italic" style:font-style-asian="italic" style:font-style-complex="italic" fo:background-color="#FFFFFF"/>
    </style:style>
    <style:style style:name="T341" style:parent-style-name="Car.predefinitoparagrafo" style:family="text">
      <style:text-properties fo:background-color="#FFFFFF"/>
    </style:style>
    <style:style style:name="T342" style:parent-style-name="Car.predefinitoparagrafo" style:family="text">
      <style:text-properties fo:background-color="#FFFFFF"/>
    </style:style>
    <style:style style:name="TableCell34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44" style:parent-style-name="Standard" style:family="paragraph">
      <style:paragraph-properties fo:text-align="start"/>
    </style:style>
    <style:style style:name="P345" style:parent-style-name="Titolo1" style:family="paragraph">
      <style:paragraph-properties fo:margin-top="0in" fo:margin-bottom="0in"/>
      <style:text-properties fo:color="#CC0000"/>
    </style:style>
    <style:style style:name="P346" style:parent-style-name="Titolo1" style:family="paragraph">
      <style:paragraph-properties fo:margin-top="0in" fo:margin-bottom="0in"/>
    </style:style>
    <style:style style:name="T347" style:parent-style-name="Car.predefinitoparagrafo" style:family="text">
      <style:text-properties fo:color="#CC0000"/>
    </style:style>
    <style:style style:name="TableColumn349" style:family="table-column">
      <style:table-column-properties style:column-width="0.7493in" style:use-optimal-column-width="false"/>
    </style:style>
    <style:style style:name="TableColumn350" style:family="table-column">
      <style:table-column-properties style:column-width="3.1979in" style:use-optimal-column-width="false"/>
    </style:style>
    <style:style style:name="TableColumn351" style:family="table-column">
      <style:table-column-properties style:column-width="3.3548in" style:use-optimal-column-width="false"/>
    </style:style>
    <style:style style:name="Table348" style:family="table">
      <style:table-properties style:width="7.302in" fo:margin-left="0.0902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4" style:parent-style-name="Titolo2" style:family="paragraph">
      <style:paragraph-properties fo:margin-top="0in" fo:margin-bottom="0in"/>
    </style:style>
    <style:style style:name="TableCell35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5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1" style:parent-style-name="Titolo3" style:family="paragraph">
      <style:paragraph-properties fo:text-align="start" fo:margin-top="0in"/>
      <style:text-properties fo:color="#CC0000"/>
    </style:style>
    <style:style style:name="TableCell3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3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64" style:parent-style-name="Car.predefinitoparagrafo" style:family="text">
      <style:text-properties fo:font-style="italic" style:font-style-asian="italic" style:font-style-complex="italic" fo:background-color="#FFFFFF"/>
    </style:style>
    <style:style style:name="T365" style:parent-style-name="Car.predefinitoparagrafo" style:family="text">
      <style:text-properties fo:background-color="#FFFFFF"/>
    </style:style>
    <style:style style:name="TableCell366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67" style:parent-style-name="Standard" style:family="paragraph">
      <style:paragraph-properties fo:text-align="start"/>
    </style:style>
    <style:style style:name="P368" style:parent-style-name="Titolo1" style:family="paragraph">
      <style:paragraph-properties fo:margin-top="0in" fo:margin-bottom="0in"/>
    </style:style>
    <style:style style:name="P369" style:parent-style-name="Titolo1" style:family="paragraph">
      <style:paragraph-properties fo:margin-top="0in" fo:margin-bottom="0in"/>
    </style:style>
    <style:style style:name="P370" style:parent-style-name="Titolo1" style:family="paragraph">
      <style:paragraph-properties fo:margin-top="0in" fo:margin-bottom="0in"/>
    </style:style>
    <style:style style:name="P371" style:parent-style-name="Titolo1" style:family="paragraph">
      <style:paragraph-properties fo:margin-top="0in" fo:margin-bottom="0in"/>
    </style:style>
    <style:style style:name="P372" style:parent-style-name="Titolo1" style:family="paragraph">
      <style:paragraph-properties fo:margin-top="0in" fo:margin-bottom="0in"/>
    </style:style>
    <style:style style:name="T373" style:parent-style-name="Car.predefinitoparagrafo" style:family="text">
      <style:text-properties fo:color="#CC0000"/>
    </style:style>
    <style:style style:name="TableColumn375" style:family="table-column">
      <style:table-column-properties style:column-width="0.7493in" style:use-optimal-column-width="false"/>
    </style:style>
    <style:style style:name="TableColumn376" style:family="table-column">
      <style:table-column-properties style:column-width="3.1895in" style:use-optimal-column-width="false"/>
    </style:style>
    <style:style style:name="TableColumn377" style:family="table-column">
      <style:table-column-properties style:column-width="3.3631in" style:use-optimal-column-width="false"/>
    </style:style>
    <style:style style:name="Table374" style:family="table">
      <style:table-properties style:width="7.302in" fo:margin-left="0.0902in" table:align="lef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80" style:parent-style-name="Titolo2" style:family="paragraph">
      <style:paragraph-properties fo:margin-top="0in" fo:margin-bottom="0in"/>
    </style:style>
    <style:style style:name="TableCell3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3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7" style:parent-style-name="Titolo3" style:family="paragraph">
      <style:paragraph-properties fo:text-align="start" fo:margin-top="0in"/>
      <style:text-properties fo:color="#CC0000"/>
    </style:style>
    <style:style style:name="TableCell3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9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390" style:parent-style-name="Car.predefinitoparagrafo" style:family="text">
      <style:text-properties fo:font-style="italic" style:font-style-asian="italic" style:font-style-complex="italic" fo:background-color="#FFFFFF"/>
    </style:style>
    <style:style style:name="T391" style:parent-style-name="Car.predefinitoparagrafo" style:family="text">
      <style:text-properties fo:background-color="#FFFFFF"/>
    </style:style>
    <style:style style:name="TableCell392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393" style:parent-style-name="Standard" style:family="paragraph">
      <style:paragraph-properties fo:text-align="start"/>
    </style:style>
    <style:style style:name="P394" style:parent-style-name="Titolo1" style:family="paragraph">
      <style:paragraph-properties fo:margin-top="0in" fo:margin-bottom="0in"/>
    </style:style>
    <style:style style:name="P395" style:parent-style-name="Titolo1" style:family="paragraph">
      <style:paragraph-properties fo:margin-top="0in" fo:margin-bottom="0in"/>
    </style:style>
    <style:style style:name="TableColumn397" style:family="table-column">
      <style:table-column-properties style:column-width="0.7493in" style:use-optimal-column-width="false"/>
    </style:style>
    <style:style style:name="TableColumn398" style:family="table-column">
      <style:table-column-properties style:column-width="3.1979in" style:use-optimal-column-width="false"/>
    </style:style>
    <style:style style:name="TableColumn399" style:family="table-column">
      <style:table-column-properties style:column-width="3.3548in" style:use-optimal-column-width="false"/>
    </style:style>
    <style:style style:name="Table396" style:family="table">
      <style:table-properties style:width="7.302in" fo:margin-left="0.0902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02" style:parent-style-name="Titolo2" style:family="paragraph">
      <style:paragraph-properties fo:margin-top="0in" fo:margin-bottom="0in"/>
    </style:style>
    <style:style style:name="TableCell40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0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06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409" style:parent-style-name="Titolo3" style:family="paragraph">
      <style:paragraph-properties fo:text-align="start" fo:margin-top="0in"/>
    </style:style>
    <style:style style:name="TableCell410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41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412" style:family="table-cell">
      <style:table-cell-properties fo:border-top="none" fo:border-left="none" fo:border-bottom="0.0069in solid #000000" fo:border-right="0.0138in solid #000000" style:writing-mode="lr-tb" fo:padding-top="0.0694in" fo:padding-left="0.0694in" fo:padding-bottom="0.0694in" fo:padding-right="0.0694in"/>
    </style:style>
    <style:style style:name="P413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414" style:parent-style-name="Titolo1" style:family="paragraph">
      <style:paragraph-properties fo:margin-top="0in" fo:margin-bottom="0in"/>
    </style:style>
    <style:style style:name="P415" style:parent-style-name="Titolo1" style:family="paragraph">
      <style:paragraph-properties fo:margin-top="0in" fo:margin-bottom="0in"/>
    </style:style>
    <style:style style:name="T416" style:parent-style-name="Car.predefinitoparagrafo" style:family="text">
      <style:text-properties fo:color="#CC0000"/>
    </style:style>
    <style:style style:name="TableColumn418" style:family="table-column">
      <style:table-column-properties style:column-width="0.7493in" style:use-optimal-column-width="false"/>
    </style:style>
    <style:style style:name="TableColumn419" style:family="table-column">
      <style:table-column-properties style:column-width="3.1979in" style:use-optimal-column-width="false"/>
    </style:style>
    <style:style style:name="TableColumn420" style:family="table-column">
      <style:table-column-properties style:column-width="3.3548in" style:use-optimal-column-width="false"/>
    </style:style>
    <style:style style:name="Table417" style:family="table">
      <style:table-properties style:width="7.302in" fo:margin-left="0.0902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3" style:parent-style-name="Titolo2" style:family="paragraph">
      <style:paragraph-properties fo:margin-top="0in" fo:margin-bottom="0in"/>
    </style:style>
    <style:style style:name="TableCell4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0" style:parent-style-name="Titolo3" style:family="paragraph">
      <style:paragraph-properties fo:text-align="start" fo:margin-top="0in"/>
      <style:text-properties fo:color="#CC0000"/>
    </style:style>
    <style:style style:name="TableCell4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33" style:parent-style-name="Car.predefinitoparagrafo" style:family="text">
      <style:text-properties fo:background-color="#FFFFFF"/>
    </style:style>
    <style:style style:name="TableCell434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35" style:parent-style-name="Standard" style:family="paragraph">
      <style:paragraph-properties fo:text-align="start"/>
    </style:style>
    <style:style style:name="T436" style:parent-style-name="Car.predefinitoparagrafo" style:family="text">
      <style:text-properties fo:font-weight="bold" style:font-weight-asian="bold" style:font-weight-complex="bold"/>
    </style:style>
    <style:style style:name="P437" style:parent-style-name="Titolo1" style:family="paragraph">
      <style:paragraph-properties fo:margin-top="0in" fo:margin-bottom="0in"/>
    </style:style>
    <style:style style:name="P438" style:parent-style-name="Titolo1" style:family="paragraph">
      <style:paragraph-properties fo:margin-top="0in" fo:margin-bottom="0in"/>
    </style:style>
    <style:style style:name="T439" style:parent-style-name="Car.predefinitoparagrafo" style:family="text">
      <style:text-properties fo:color="#CC0000"/>
    </style:style>
    <style:style style:name="TableColumn441" style:family="table-column">
      <style:table-column-properties style:column-width="0.7493in" style:use-optimal-column-width="false"/>
    </style:style>
    <style:style style:name="TableColumn442" style:family="table-column">
      <style:table-column-properties style:column-width="3.1979in" style:use-optimal-column-width="false"/>
    </style:style>
    <style:style style:name="TableColumn443" style:family="table-column">
      <style:table-column-properties style:column-width="3.3548in" style:use-optimal-column-width="false"/>
    </style:style>
    <style:style style:name="Table440" style:family="table">
      <style:table-properties style:width="7.302in" fo:margin-left="0.0902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6" style:parent-style-name="Titolo2" style:family="paragraph">
      <style:paragraph-properties fo:margin-top="0in" fo:margin-bottom="0in"/>
    </style:style>
    <style:style style:name="TableCell4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4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5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3" style:parent-style-name="Titolo3" style:family="paragraph">
      <style:paragraph-properties fo:text-align="start" fo:margin-top="0in"/>
      <style:text-properties fo:color="#CC0000"/>
    </style:style>
    <style:style style:name="TableCell4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56" style:parent-style-name="Car.predefinitoparagrafo" style:family="text">
      <style:text-properties fo:background-color="#FFFFFF"/>
    </style:style>
    <style:style style:name="TableCell457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58" style:parent-style-name="Standard" style:family="paragraph">
      <style:paragraph-properties fo:text-align="start"/>
    </style:style>
    <style:style style:name="P459" style:parent-style-name="Titolo1" style:family="paragraph">
      <style:paragraph-properties fo:margin-top="0in" fo:margin-bottom="0in"/>
    </style:style>
    <style:style style:name="P460" style:parent-style-name="Titolo1" style:family="paragraph">
      <style:paragraph-properties fo:margin-top="0in" fo:margin-bottom="0in"/>
    </style:style>
    <style:style style:name="T461" style:parent-style-name="Car.predefinitoparagrafo" style:family="text">
      <style:text-properties fo:color="#CC0000"/>
    </style:style>
    <style:style style:name="TableColumn463" style:family="table-column">
      <style:table-column-properties style:column-width="0.7493in" style:use-optimal-column-width="false"/>
    </style:style>
    <style:style style:name="TableColumn464" style:family="table-column">
      <style:table-column-properties style:column-width="3.1979in" style:use-optimal-column-width="false"/>
    </style:style>
    <style:style style:name="TableColumn465" style:family="table-column">
      <style:table-column-properties style:column-width="3.3548in" style:use-optimal-column-width="false"/>
    </style:style>
    <style:style style:name="Table462" style:family="table">
      <style:table-properties style:width="7.302in" fo:margin-left="0.0902in" table:align="lef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8" style:parent-style-name="Titolo2" style:family="paragraph">
      <style:paragraph-properties fo:margin-top="0in" fo:margin-bottom="0in"/>
    </style:style>
    <style:style style:name="TableCell4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7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75" style:parent-style-name="Titolo3" style:family="paragraph">
      <style:paragraph-properties fo:text-align="start" fo:margin-top="0in"/>
      <style:text-properties fo:color="#CC0000"/>
    </style:style>
    <style:style style:name="TableCell4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7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478" style:parent-style-name="Car.predefinitoparagrafo" style:family="text">
      <style:text-properties fo:font-style="italic" style:font-style-asian="italic" style:font-style-complex="italic" fo:background-color="#FFFFFF"/>
    </style:style>
    <style:style style:name="T479" style:parent-style-name="Car.predefinitoparagrafo" style:family="text">
      <style:text-properties fo:background-color="#FFFFFF"/>
    </style:style>
    <style:style style:name="TableCell480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481" style:parent-style-name="Standard" style:family="paragraph">
      <style:paragraph-properties fo:text-align="start"/>
    </style:style>
    <style:style style:name="P482" style:parent-style-name="Titolo1" style:family="paragraph">
      <style:paragraph-properties fo:margin-top="0in" fo:margin-bottom="0in"/>
    </style:style>
    <style:style style:name="P483" style:parent-style-name="Titolo1" style:family="paragraph">
      <style:paragraph-properties fo:margin-top="0in" fo:margin-bottom="0in"/>
    </style:style>
    <style:style style:name="T484" style:parent-style-name="Car.predefinitoparagrafo" style:family="text">
      <style:text-properties fo:color="#CC0000"/>
    </style:style>
    <style:style style:name="TableColumn486" style:family="table-column">
      <style:table-column-properties style:column-width="0.7493in" style:use-optimal-column-width="false"/>
    </style:style>
    <style:style style:name="TableColumn487" style:family="table-column">
      <style:table-column-properties style:column-width="3.1979in" style:use-optimal-column-width="false"/>
    </style:style>
    <style:style style:name="TableColumn488" style:family="table-column">
      <style:table-column-properties style:column-width="3.3548in" style:use-optimal-column-width="false"/>
    </style:style>
    <style:style style:name="Table485" style:family="table">
      <style:table-properties style:width="7.302in" fo:margin-left="0.0902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91" style:parent-style-name="Titolo2" style:family="paragraph">
      <style:paragraph-properties fo:margin-top="0in" fo:margin-bottom="0in"/>
    </style:style>
    <style:style style:name="TableCell49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4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8" style:parent-style-name="Titolo3" style:family="paragraph">
      <style:paragraph-properties fo:text-align="start" fo:margin-top="0in"/>
      <style:text-properties fo:color="#CC0000"/>
    </style:style>
    <style:style style:name="TableCell4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0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01" style:parent-style-name="Car.predefinitoparagrafo" style:family="text">
      <style:text-properties fo:font-style="italic" style:font-style-asian="italic" style:font-style-complex="italic" fo:background-color="#FFFFFF"/>
    </style:style>
    <style:style style:name="T502" style:parent-style-name="Car.predefinitoparagrafo" style:family="text">
      <style:text-properties fo:background-color="#FFFFFF"/>
    </style:style>
    <style:style style:name="TableCell503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04" style:parent-style-name="Standard" style:family="paragraph">
      <style:paragraph-properties fo:text-align="start"/>
    </style:style>
    <style:style style:name="P505" style:parent-style-name="Titolo1" style:family="paragraph">
      <style:paragraph-properties fo:margin-top="0in" fo:margin-bottom="0in"/>
    </style:style>
    <style:style style:name="T506" style:parent-style-name="Car.predefinitoparagrafo" style:family="text">
      <style:text-properties fo:color="#CC0000"/>
    </style:style>
    <style:style style:name="TableColumn508" style:family="table-column">
      <style:table-column-properties style:column-width="0.7493in" style:use-optimal-column-width="false"/>
    </style:style>
    <style:style style:name="TableColumn509" style:family="table-column">
      <style:table-column-properties style:column-width="3.1979in" style:use-optimal-column-width="false"/>
    </style:style>
    <style:style style:name="TableColumn510" style:family="table-column">
      <style:table-column-properties style:column-width="3.3548in" style:use-optimal-column-width="false"/>
    </style:style>
    <style:style style:name="Table507" style:family="table">
      <style:table-properties style:width="7.302in" fo:margin-left="0.0902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3" style:parent-style-name="Titolo2" style:family="paragraph">
      <style:paragraph-properties fo:margin-top="0in" fo:margin-bottom="0in"/>
    </style:style>
    <style:style style:name="TableCell51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7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0" style:parent-style-name="Titolo3" style:family="paragraph">
      <style:paragraph-properties fo:text-align="start" fo:margin-top="0in"/>
      <style:text-properties fo:color="#CC0000"/>
    </style:style>
    <style:style style:name="TableCell5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2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23" style:parent-style-name="Car.predefinitoparagrafo" style:family="text">
      <style:text-properties fo:font-style="italic" style:font-style-asian="italic" style:font-style-complex="italic" fo:background-color="#FFFFFF"/>
    </style:style>
    <style:style style:name="T524" style:parent-style-name="Car.predefinitoparagrafo" style:family="text">
      <style:text-properties fo:background-color="#FFFFFF"/>
    </style:style>
    <style:style style:name="TableCell525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26" style:parent-style-name="Standard" style:family="paragraph">
      <style:paragraph-properties fo:text-align="start"/>
    </style:style>
    <style:style style:name="P527" style:parent-style-name="Titolo1" style:family="paragraph">
      <style:paragraph-properties fo:margin-top="0in" fo:margin-bottom="0in"/>
      <style:text-properties fo:color="#CC0000"/>
    </style:style>
    <style:style style:name="P528" style:parent-style-name="Titolo1" style:family="paragraph">
      <style:paragraph-properties fo:margin-top="0in" fo:margin-bottom="0in"/>
    </style:style>
    <style:style style:name="T529" style:parent-style-name="Car.predefinitoparagrafo" style:family="text">
      <style:text-properties fo:color="#CC0000"/>
    </style:style>
    <style:style style:name="TableColumn531" style:family="table-column">
      <style:table-column-properties style:column-width="0.7493in" style:use-optimal-column-width="false"/>
    </style:style>
    <style:style style:name="TableColumn532" style:family="table-column">
      <style:table-column-properties style:column-width="3.1979in" style:use-optimal-column-width="false"/>
    </style:style>
    <style:style style:name="TableColumn533" style:family="table-column">
      <style:table-column-properties style:column-width="3.3548in" style:use-optimal-column-width="false"/>
    </style:style>
    <style:style style:name="Table530" style:family="table">
      <style:table-properties style:width="7.302in" fo:margin-left="0.0902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36" style:parent-style-name="Titolo2" style:family="paragraph">
      <style:paragraph-properties fo:margin-top="0in" fo:margin-bottom="0in"/>
    </style:style>
    <style:style style:name="TableCell5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8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3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4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3" style:parent-style-name="Titolo3" style:family="paragraph">
      <style:paragraph-properties fo:text-align="start" fo:margin-top="0in"/>
      <style:text-properties fo:color="#CC0000"/>
    </style:style>
    <style:style style:name="TableCell5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5" style:parent-style-name="Standard" style:family="paragraph">
      <style:paragraph-properties fo:text-align="start" fo:line-height="100%" fo:margin-left="0.0694in">
        <style:tab-stops/>
      </style:paragraph-properties>
    </style:style>
    <style:style style:name="T546" style:parent-style-name="Car.predefinitoparagrafo" style:family="text">
      <style:text-properties fo:font-style="italic" style:font-style-asian="italic" style:font-style-complex="italic" fo:background-color="#FFFFFF"/>
    </style:style>
    <style:style style:name="T547" style:parent-style-name="Car.predefinitoparagrafo" style:family="text">
      <style:text-properties fo:background-color="#FFFFFF"/>
    </style:style>
    <style:style style:name="TableCell54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49" style:parent-style-name="Standard" style:family="paragraph">
      <style:paragraph-properties fo:text-align="start"/>
    </style:style>
    <style:style style:name="P550" style:parent-style-name="Titolo1" style:family="paragraph">
      <style:paragraph-properties fo:margin-top="0in" fo:margin-bottom="0in"/>
    </style:style>
    <style:style style:name="P551" style:parent-style-name="Titolo1" style:family="paragraph">
      <style:paragraph-properties fo:margin-top="0in" fo:margin-bottom="0in"/>
    </style:style>
    <style:style style:name="TableColumn553" style:family="table-column">
      <style:table-column-properties style:column-width="0.7493in" style:use-optimal-column-width="false"/>
    </style:style>
    <style:style style:name="TableColumn554" style:family="table-column">
      <style:table-column-properties style:column-width="3.1979in" style:use-optimal-column-width="false"/>
    </style:style>
    <style:style style:name="TableColumn555" style:family="table-column">
      <style:table-column-properties style:column-width="3.3548in" style:use-optimal-column-width="false"/>
    </style:style>
    <style:style style:name="Table552" style:family="table">
      <style:table-properties style:width="7.302in" fo:margin-left="0.0902in" table:align="lef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58" style:parent-style-name="Titolo2" style:family="paragraph">
      <style:paragraph-properties fo:margin-top="0in" fo:margin-bottom="0in"/>
    </style:style>
    <style:style style:name="TableCell55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6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6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6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65" style:parent-style-name="Titolo3" style:family="paragraph">
      <style:paragraph-properties fo:text-align="start" fo:margin-top="0in"/>
    </style:style>
    <style:style style:name="TableCell5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5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570" style:parent-style-name="Titolo1" style:family="paragraph">
      <style:paragraph-properties fo:margin-top="0in" fo:margin-bottom="0in"/>
    </style:style>
    <style:style style:name="P571" style:parent-style-name="Titolo1" style:family="paragraph">
      <style:paragraph-properties fo:margin-top="0in" fo:margin-bottom="0in"/>
      <style:text-properties fo:color="#CC0000"/>
    </style:style>
    <style:style style:name="TableColumn573" style:family="table-column">
      <style:table-column-properties style:column-width="0.7493in" style:use-optimal-column-width="false"/>
    </style:style>
    <style:style style:name="TableColumn574" style:family="table-column">
      <style:table-column-properties style:column-width="3.1979in" style:use-optimal-column-width="false"/>
    </style:style>
    <style:style style:name="TableColumn575" style:family="table-column">
      <style:table-column-properties style:column-width="3.3548in" style:use-optimal-column-width="false"/>
    </style:style>
    <style:style style:name="Table572" style:family="table">
      <style:table-properties style:width="7.302in" fo:margin-left="0.0902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78" style:parent-style-name="Titolo2" style:family="paragraph">
      <style:paragraph-properties fo:margin-top="0in" fo:margin-bottom="0in"/>
    </style:style>
    <style:style style:name="TableCell57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8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5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5" style:parent-style-name="Titolo3" style:family="paragraph">
      <style:paragraph-properties fo:text-align="start" fo:margin-top="0in"/>
      <style:text-properties fo:color="#CC0000"/>
    </style:style>
    <style:style style:name="TableCell5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7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58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589" style:parent-style-name="Standard" style:family="paragraph">
      <style:paragraph-properties fo:text-align="start"/>
    </style:style>
    <style:style style:name="P590" style:parent-style-name="Titolo1" style:family="paragraph">
      <style:paragraph-properties fo:margin-top="0in" fo:margin-bottom="0in"/>
      <style:text-properties fo:color="#CC0000"/>
    </style:style>
    <style:style style:name="P591" style:parent-style-name="Titolo1" style:family="paragraph">
      <style:paragraph-properties fo:margin-top="0in" fo:margin-bottom="0in"/>
      <style:text-properties fo:color="#CC0000"/>
    </style:style>
    <style:style style:name="TableColumn593" style:family="table-column">
      <style:table-column-properties style:column-width="0.7493in" style:use-optimal-column-width="false"/>
    </style:style>
    <style:style style:name="TableColumn594" style:family="table-column">
      <style:table-column-properties style:column-width="3.1979in" style:use-optimal-column-width="false"/>
    </style:style>
    <style:style style:name="TableColumn595" style:family="table-column">
      <style:table-column-properties style:column-width="3.3548in" style:use-optimal-column-width="false"/>
    </style:style>
    <style:style style:name="Table592" style:family="table">
      <style:table-properties style:width="7.302in" fo:margin-left="0.0902in" table:align="lef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98" style:parent-style-name="Titolo2" style:family="paragraph">
      <style:paragraph-properties fo:margin-top="0in" fo:margin-bottom="0in"/>
    </style:style>
    <style:style style:name="TableCell5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0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0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0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05" style:parent-style-name="Titolo3" style:family="paragraph">
      <style:paragraph-properties fo:text-align="start" fo:margin-top="0in"/>
      <style:text-properties fo:color="#CC0000"/>
    </style:style>
    <style:style style:name="TableCell6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7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08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09" style:parent-style-name="Standard" style:family="paragraph">
      <style:paragraph-properties fo:text-align="start"/>
    </style:style>
    <style:style style:name="P610" style:parent-style-name="Titolo1" style:family="paragraph">
      <style:paragraph-properties fo:margin-top="0in" fo:margin-bottom="0in"/>
    </style:style>
    <style:style style:name="P611" style:parent-style-name="Titolo1" style:family="paragraph">
      <style:paragraph-properties fo:margin-top="0in" fo:margin-bottom="0in"/>
    </style:style>
    <style:style style:name="P612" style:parent-style-name="Titolo1" style:family="paragraph">
      <style:paragraph-properties fo:margin-top="0in" fo:margin-bottom="0in"/>
    </style:style>
    <style:style style:name="P613" style:parent-style-name="Titolo1" style:family="paragraph">
      <style:paragraph-properties fo:margin-top="0in" fo:margin-bottom="0in"/>
    </style:style>
    <style:style style:name="P614" style:parent-style-name="Titolo1" style:family="paragraph">
      <style:paragraph-properties fo:margin-top="0in" fo:margin-bottom="0in"/>
    </style:style>
    <style:style style:name="TableColumn616" style:family="table-column">
      <style:table-column-properties style:column-width="0.7493in" style:use-optimal-column-width="false"/>
    </style:style>
    <style:style style:name="TableColumn617" style:family="table-column">
      <style:table-column-properties style:column-width="3.1979in" style:use-optimal-column-width="false"/>
    </style:style>
    <style:style style:name="TableColumn618" style:family="table-column">
      <style:table-column-properties style:column-width="3.3548in" style:use-optimal-column-width="false"/>
    </style:style>
    <style:style style:name="Table615" style:family="table">
      <style:table-properties style:width="7.302in" fo:margin-left="0.0902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21" style:parent-style-name="Titolo2" style:family="paragraph">
      <style:paragraph-properties fo:margin-top="0in" fo:margin-bottom="0in"/>
    </style:style>
    <style:style style:name="TableCell62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2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8" style:parent-style-name="Titolo3" style:family="paragraph">
      <style:paragraph-properties fo:text-align="start" fo:margin-top="0in"/>
    </style:style>
    <style:style style:name="TableCell6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6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633" style:parent-style-name="Titolo1" style:family="paragraph">
      <style:paragraph-properties fo:margin-top="0in" fo:margin-bottom="0in"/>
    </style:style>
    <style:style style:name="P634" style:parent-style-name="Titolo1" style:family="paragraph">
      <style:paragraph-properties fo:margin-top="0in" fo:margin-bottom="0in"/>
      <style:text-properties fo:color="#CC0000"/>
    </style:style>
    <style:style style:name="TableColumn636" style:family="table-column">
      <style:table-column-properties style:column-width="0.7493in" style:use-optimal-column-width="false"/>
    </style:style>
    <style:style style:name="TableColumn637" style:family="table-column">
      <style:table-column-properties style:column-width="3.1979in" style:use-optimal-column-width="false"/>
    </style:style>
    <style:style style:name="TableColumn638" style:family="table-column">
      <style:table-column-properties style:column-width="3.3548in" style:use-optimal-column-width="false"/>
    </style:style>
    <style:style style:name="Table635" style:family="table">
      <style:table-properties style:width="7.302in" fo:margin-left="0.0902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41" style:parent-style-name="Titolo2" style:family="paragraph">
      <style:paragraph-properties fo:margin-top="0in" fo:margin-bottom="0in"/>
    </style:style>
    <style:style style:name="TableCell6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8" style:parent-style-name="Titolo3" style:family="paragraph">
      <style:paragraph-properties fo:text-align="start" fo:margin-top="0in"/>
      <style:text-properties fo:color="#CC0000"/>
    </style:style>
    <style:style style:name="TableCell6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0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5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52" style:parent-style-name="Standard" style:family="paragraph">
      <style:paragraph-properties fo:text-align="start"/>
    </style:style>
    <style:style style:name="P653" style:parent-style-name="Titolo1" style:family="paragraph">
      <style:paragraph-properties fo:margin-top="0in" fo:margin-bottom="0in"/>
      <style:text-properties fo:color="#CC0000"/>
    </style:style>
    <style:style style:name="P654" style:parent-style-name="Titolo1" style:family="paragraph">
      <style:paragraph-properties fo:margin-top="0in" fo:margin-bottom="0in"/>
      <style:text-properties fo:color="#CC0000"/>
    </style:style>
    <style:style style:name="TableColumn656" style:family="table-column">
      <style:table-column-properties style:column-width="0.7493in" style:use-optimal-column-width="false"/>
    </style:style>
    <style:style style:name="TableColumn657" style:family="table-column">
      <style:table-column-properties style:column-width="3.1979in" style:use-optimal-column-width="false"/>
    </style:style>
    <style:style style:name="TableColumn658" style:family="table-column">
      <style:table-column-properties style:column-width="3.3548in" style:use-optimal-column-width="false"/>
    </style:style>
    <style:style style:name="Table655" style:family="table">
      <style:table-properties style:width="7.302in" fo:margin-left="0.0902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61" style:parent-style-name="Titolo2" style:family="paragraph">
      <style:paragraph-properties fo:margin-top="0in" fo:margin-bottom="0in"/>
    </style:style>
    <style:style style:name="TableCell6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68" style:parent-style-name="Titolo3" style:family="paragraph">
      <style:paragraph-properties fo:text-align="start" fo:margin-top="0in"/>
      <style:text-properties fo:color="#CC0000"/>
    </style:style>
    <style:style style:name="TableCell6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0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7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72" style:parent-style-name="Standard" style:family="paragraph">
      <style:paragraph-properties fo:text-align="start"/>
    </style:style>
    <style:style style:name="P673" style:parent-style-name="Titolo1" style:family="paragraph">
      <style:paragraph-properties fo:margin-top="0in" fo:margin-bottom="0in"/>
      <style:text-properties fo:color="#CC0000"/>
    </style:style>
    <style:style style:name="P674" style:parent-style-name="Titolo1" style:family="paragraph">
      <style:paragraph-properties fo:margin-top="0in" fo:margin-bottom="0in"/>
      <style:text-properties fo:color="#CC0000"/>
    </style:style>
    <style:style style:name="TableColumn676" style:family="table-column">
      <style:table-column-properties style:column-width="0.7493in" style:use-optimal-column-width="false"/>
    </style:style>
    <style:style style:name="TableColumn677" style:family="table-column">
      <style:table-column-properties style:column-width="3.1979in" style:use-optimal-column-width="false"/>
    </style:style>
    <style:style style:name="TableColumn678" style:family="table-column">
      <style:table-column-properties style:column-width="3.3548in" style:use-optimal-column-width="false"/>
    </style:style>
    <style:style style:name="Table675" style:family="table">
      <style:table-properties style:width="7.302in" fo:margin-left="0.0902in" table:align="lef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81" style:parent-style-name="Titolo2" style:family="paragraph">
      <style:paragraph-properties fo:margin-top="0in" fo:margin-bottom="0in"/>
    </style:style>
    <style:style style:name="TableCell68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8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68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8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8" style:parent-style-name="Titolo3" style:family="paragraph">
      <style:paragraph-properties fo:text-align="start" fo:margin-top="0in"/>
      <style:text-properties fo:color="#CC0000"/>
    </style:style>
    <style:style style:name="TableCell6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0" style:parent-style-name="Standard" style:family="paragraph">
      <style:paragraph-properties fo:text-align="start" fo:line-height="100%" fo:margin-left="0.0694in">
        <style:tab-stops/>
      </style:paragraph-properties>
      <style:text-properties fo:background-color="#FFFFFF"/>
    </style:style>
    <style:style style:name="TableCell691" style:family="table-cell">
      <style:table-cell-properties fo:border-top="none" fo:border-left="none" fo:border-bottom="0.0138in solid #000000" fo:border-right="0.0138in solid #000000" fo:background-color="#F4CCCC" style:writing-mode="lr-tb" fo:padding-top="0.0694in" fo:padding-left="0.0694in" fo:padding-bottom="0.0694in" fo:padding-right="0.0694in"/>
    </style:style>
    <style:style style:name="P692" style:parent-style-name="Standard" style:family="paragraph">
      <style:paragraph-properties fo:text-align="start"/>
    </style:style>
    <style:style style:name="P693" style:parent-style-name="Titolo1" style:family="paragraph">
      <style:paragraph-properties fo:margin-top="0in" fo:margin-bottom="0in"/>
    </style:style>
    <style:style style:name="P694" style:parent-style-name="Titolo1" style:family="paragraph">
      <style:paragraph-properties fo:margin-top="0in" fo:margin-bottom="0in"/>
    </style:style>
    <style:style style:name="TableColumn696" style:family="table-column">
      <style:table-column-properties style:column-width="0.7493in" style:use-optimal-column-width="false"/>
    </style:style>
    <style:style style:name="TableColumn697" style:family="table-column">
      <style:table-column-properties style:column-width="3.1979in" style:use-optimal-column-width="false"/>
    </style:style>
    <style:style style:name="TableColumn698" style:family="table-column">
      <style:table-column-properties style:column-width="3.3548in" style:use-optimal-column-width="false"/>
    </style:style>
    <style:style style:name="Table695" style:family="table">
      <style:table-properties style:width="7.302in" fo:margin-left="0.0902in" table:align="lef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01" style:parent-style-name="Titolo2" style:family="paragraph">
      <style:paragraph-properties fo:margin-top="0in" fo:margin-bottom="0in"/>
    </style:style>
    <style:style style:name="TableCell70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0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0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8" style:parent-style-name="Titolo3" style:family="paragraph">
      <style:paragraph-properties fo:text-align="start" fo:margin-top="0in"/>
    </style:style>
    <style:style style:name="TableCell7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13" style:parent-style-name="Titolo1" style:family="paragraph">
      <style:paragraph-properties fo:margin-top="0in" fo:margin-bottom="0in"/>
    </style:style>
    <style:style style:name="P714" style:parent-style-name="Titolo1" style:family="paragraph">
      <style:paragraph-properties fo:margin-top="0in" fo:margin-bottom="0in"/>
    </style:style>
    <style:style style:name="TableColumn716" style:family="table-column">
      <style:table-column-properties style:column-width="0.7493in" style:use-optimal-column-width="false"/>
    </style:style>
    <style:style style:name="TableColumn717" style:family="table-column">
      <style:table-column-properties style:column-width="3.1979in" style:use-optimal-column-width="false"/>
    </style:style>
    <style:style style:name="TableColumn718" style:family="table-column">
      <style:table-column-properties style:column-width="3.3548in" style:use-optimal-column-width="false"/>
    </style:style>
    <style:style style:name="Table715" style:family="table">
      <style:table-properties style:width="7.302in" fo:margin-left="0.0902in" table:align="lef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21" style:parent-style-name="Titolo2" style:family="paragraph">
      <style:paragraph-properties fo:margin-top="0in" fo:margin-bottom="0in"/>
    </style:style>
    <style:style style:name="TableCell72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2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25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8" style:parent-style-name="Titolo3" style:family="paragraph">
      <style:paragraph-properties fo:text-align="start" fo:margin-top="0in"/>
    </style:style>
    <style:style style:name="TableCell7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2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33" style:parent-style-name="Titolo1" style:family="paragraph">
      <style:paragraph-properties fo:margin-top="0in" fo:margin-bottom="0in"/>
    </style:style>
    <style:style style:name="TableColumn735" style:family="table-column">
      <style:table-column-properties style:column-width="0.7493in" style:use-optimal-column-width="false"/>
    </style:style>
    <style:style style:name="TableColumn736" style:family="table-column">
      <style:table-column-properties style:column-width="3.1979in" style:use-optimal-column-width="false"/>
    </style:style>
    <style:style style:name="TableColumn737" style:family="table-column">
      <style:table-column-properties style:column-width="3.3548in" style:use-optimal-column-width="false"/>
    </style:style>
    <style:style style:name="Table734" style:family="table">
      <style:table-properties style:width="7.302in" fo:margin-left="0.0902in" table:align="lef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40" style:parent-style-name="Titolo2" style:family="paragraph">
      <style:paragraph-properties fo:margin-top="0in" fo:margin-bottom="0in"/>
    </style:style>
    <style:style style:name="TableCell7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4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7" style:parent-style-name="Titolo3" style:family="paragraph">
      <style:paragraph-properties fo:text-align="start" fo:margin-top="0in"/>
    </style:style>
    <style:style style:name="TableCell7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1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52" style:parent-style-name="Titolo1" style:family="paragraph">
      <style:paragraph-properties fo:margin-top="0in" fo:margin-bottom="0in"/>
    </style:style>
    <style:style style:name="TableColumn754" style:family="table-column">
      <style:table-column-properties style:column-width="0.7493in" style:use-optimal-column-width="false"/>
    </style:style>
    <style:style style:name="TableColumn755" style:family="table-column">
      <style:table-column-properties style:column-width="3.1979in" style:use-optimal-column-width="false"/>
    </style:style>
    <style:style style:name="TableColumn756" style:family="table-column">
      <style:table-column-properties style:column-width="3.3548in" style:use-optimal-column-width="false"/>
    </style:style>
    <style:style style:name="Table753" style:family="table">
      <style:table-properties style:width="7.302in" fo:margin-left="0.0902in" table:align="lef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59" style:parent-style-name="Titolo2" style:family="paragraph">
      <style:paragraph-properties fo:margin-top="0in" fo:margin-bottom="0in"/>
    </style:style>
    <style:style style:name="TableCell7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61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63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66" style:parent-style-name="Titolo3" style:family="paragraph">
      <style:paragraph-properties fo:text-align="start" fo:margin-top="0in"/>
    </style:style>
    <style:style style:name="TableCell7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8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0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71" style:parent-style-name="Titolo1" style:family="paragraph">
      <style:paragraph-properties fo:margin-top="0in" fo:margin-bottom="0in"/>
    </style:style>
    <style:style style:name="TableColumn773" style:family="table-column">
      <style:table-column-properties style:column-width="0.7493in" style:use-optimal-column-width="false"/>
    </style:style>
    <style:style style:name="TableColumn774" style:family="table-column">
      <style:table-column-properties style:column-width="3.1979in" style:use-optimal-column-width="false"/>
    </style:style>
    <style:style style:name="TableColumn775" style:family="table-column">
      <style:table-column-properties style:column-width="3.3548in" style:use-optimal-column-width="false"/>
    </style:style>
    <style:style style:name="Table772" style:family="table">
      <style:table-properties style:width="7.302in" fo:margin-left="0.0902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78" style:parent-style-name="Titolo2" style:family="paragraph">
      <style:paragraph-properties fo:margin-top="0in" fo:margin-bottom="0in"/>
    </style:style>
    <style:style style:name="TableCell77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80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Cell7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82" style:parent-style-name="Titolo2" style:family="paragraph">
      <style:paragraph-properties fo:text-align="center" fo:margin-top="0in" fo:margin-bottom="0in" fo:margin-left="0.0694in">
        <style:tab-stops/>
      </style:paragraph-properties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5" style:parent-style-name="Titolo3" style:family="paragraph">
      <style:paragraph-properties fo:text-align="start" fo:margin-top="0in"/>
    </style:style>
    <style:style style:name="TableCell7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7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TableCell7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9" style:parent-style-name="Standard" style:family="paragraph">
      <style:paragraph-properties fo:text-align="start" fo:margin-left="0.0694in">
        <style:tab-stops/>
      </style:paragraph-properties>
      <style:text-properties fo:background-color="#FFFFFF"/>
    </style:style>
    <style:style style:name="P790" style:parent-style-name="Titolo1" style:family="paragraph">
      <style:paragraph-properties fo:margin-top="0in" fo:margin-bottom="0in"/>
    </style:style>
    <style:style style:name="P791" style:parent-style-name="Titolo1" style:family="paragraph">
      <style:paragraph-properties fo:margin-top="0in" fo:margin-bottom="0in"/>
    </style:style>
    <style:style style:name="P792" style:parent-style-name="Standard" style:family="paragraph">
      <style:paragraph-properties fo:line-height="100%"/>
    </style:style>
    <style:style style:name="P793" style:parent-style-name="Standard" style:family="paragraph">
      <style:paragraph-properties fo:line-height="100%"/>
    </style:style>
    <style:style style:name="P794" style:parent-style-name="Standard" style:family="paragraph">
      <style:paragraph-properties fo:line-height="100%"/>
    </style:style>
    <style:style style:name="P795" style:parent-style-name="Standard" style:family="paragraph">
      <style:paragraph-properties fo:line-height="100%"/>
    </style:style>
  </office:automatic-styles>
  <office:body>
    <office:text text:use-soft-page-breaks="true">
      <text:p text:style-name="P1">Gestire i turni</text:p>
      <text:h text:style-name="Titolo1" text:outline-level="1"><text:bookmark-start text:name="_jbob8updeyb"/><text:bookmark-end text:name="_jbob8updeyb"/>Informazioni generali</text:h>
      <text:p text:style-name="Standard"><text:span text:style-name="T2">Nome caso d’uso</text:span>: Gestire i turni</text:p>
      <text:p text:style-name="Standard"><text:span text:style-name="T3">Portata:<text:s/></text:span>Sistema</text:p>
      <text:p text:style-name="Standard"><text:span text:style-name="T4">Livello:<text:s/></text:span>Obiettivo utente</text:p>
      <text:p text:style-name="Standard"><text:span text:style-name="T5">Attore primario:<text:s/></text:span>Organizzatore</text:p>
      <text:p text:style-name="Standard"><text:span text:style-name="T6">Parti Interessate:<text:s/></text:span>Cuoco, Personale di servizio</text:p>
      <text:p text:style-name="Standard"><text:span text:style-name="T7">Pre-condizioni:<text:s/></text:span>L’autore deve essere<text:s/>autenticato come Organizzatore</text:p>
      <text:p text:style-name="Standard"><text:span text:style-name="T8">Garanzie di successo o post-condizioni:<text:s/></text:span>sono stati aggiunti uno o più turni al calendario; eventualmente sono stati modificati o eliminati dei turni; eventualmente sono stati creati dei raggruppamenti di turni</text:p>
      <text:h text:style-name="Titolo1" text:outline-level="1"><text:bookmark-start text:name="_ktoaw1c37hxq"/><text:bookmark-end text:name="_ktoaw1c37hxq"/><text:soft-page-break/>Scenario principale di successo</text:h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h text:style-name="P15" text:outline-level="2"><text:bookmark-start text:name="_p0004dld5iri"/><text:bookmark-end text:name="_p0004dld5iri"/>#</text:h>
          </table:table-cell>
          <table:table-cell table:style-name="TableCell16">
            <text:h text:style-name="P17" text:outline-level="2"><text:bookmark-start text:name="_p0004dld5iri1"/><text:bookmark-end text:name="_p0004dld5iri1"/>Attore</text:h>
          </table:table-cell>
          <table:table-cell table:style-name="TableCell18">
            <text:h text:style-name="P19" text:outline-level="2"><text:bookmark-start text:name="_p0004dld5iri2"/><text:bookmark-end text:name="_p0004dld5iri2"/>Sistema</text:h>
          </table:table-cell>
        </table:table-row>
        <table:table-row table:style-name="TableRow20">
          <table:table-cell table:style-name="TableCell21">
            <text:h text:style-name="P22" text:outline-level="3"><text:bookmark-start text:name="_pa0e6zrbleih"/><text:bookmark-end text:name="_pa0e6zrbleih"/>1</text:h>
          </table:table-cell>
          <table:table-cell table:style-name="TableCell23">
            <text:p text:style-name="P24">Consulta il calendario dei turni</text:p>
          </table:table-cell>
          <table:table-cell table:style-name="TableCell25">
            <text:p text:style-name="P26">Restituisce il calendario con indicazioni di turni singoli, turni ricorrenti e raggruppamenti di turni (ricorrenti e non)</text:p>
          </table:table-cell>
        </table:table-row>
        <table:table-row table:style-name="TableRow27">
          <table:table-cell table:style-name="TableCell28">
            <text:h text:style-name="P29" text:outline-level="3"/>
          </table:table-cell>
          <table:table-cell table:style-name="TableCell30">
            <text:p text:style-name="P31">Se vuole prosegue col passo 2, altrimenti salta al passo 5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h text:style-name="P36" text:outline-level="3">2</text:h>
          </table:table-cell>
          <table:table-cell table:style-name="TableCell37">
            <text:p text:style-name="P38"><text:span text:style-name="T39">Inserisce nel calendario un turno preparatorio, specificando data, ora di inizio, ora di fine, ed eventualmente una sede</text:span></text:p>
          </table:table-cell>
          <table:table-cell table:style-name="TableCell40">
            <text:p text:style-name="P41">Registra il nuovo turno nel calendario dei turni</text:p>
          </table:table-cell>
        </table:table-row>
        <table:table-row table:style-name="TableRow42">
          <table:table-cell table:style-name="TableCell43">
            <text:h text:style-name="P44" text:outline-level="3">3</text:h>
          </table:table-cell>
          <table:table-cell table:style-name="TableCell45">
            <text:p text:style-name="P46"><text:span text:style-name="T47">Opzionalmente</text:span><text:s/>indica una ricorrenza per il turno creato specificando frequenza, data di inizio e data di fine</text:p>
          </table:table-cell>
          <table:table-cell table:style-name="TableCell48">
            <text:p text:style-name="P49">Registra le informazioni aggiuntive nel calendario dei turni</text:p>
          </table:table-cell>
        </table:table-row>
        <table:table-row table:style-name="TableRow50">
          <table:table-cell table:style-name="TableCell51">
            <text:h text:style-name="P52" text:outline-level="3">4</text:h>
          </table:table-cell>
          <table:table-cell table:style-name="TableCell53">
            <text:p text:style-name="P54"><text:span text:style-name="T55">Opzionalmente</text:span><text:span text:style-name="T56"><text:s/>indica per il turno creato una data di scadenza per la modifica delle disponibilità</text:span></text:p>
          </table:table-cell>
          <table:table-cell table:style-name="TableCell57">
            <text:p text:style-name="P58">Registra le informazioni aggiuntive nel calendario dei turni</text:p>
          </table:table-cell>
        </table:table-row>
        <table:table-row table:style-name="TableRow59">
          <table:table-cell table:style-name="TableCell60">
            <text:h text:style-name="P61" text:outline-level="3"/>
          </table:table-cell>
          <table:table-cell table:style-name="TableCell62">
            <text:p text:style-name="P63">Se vuole torna al passo 2, altrimenti prosegue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h text:style-name="P68" text:outline-level="3">5</text:h>
          </table:table-cell>
          <table:table-cell table:style-name="TableCell69">
            <text:p text:style-name="P70"><text:span text:style-name="T71">Opzionalmente</text:span><text:span text:style-name="T72"><text:s/>raggruppa un insieme di turni</text:span></text:p>
          </table:table-cell>
          <table:table-cell table:style-name="TableCell73">
            <text:p text:style-name="P74">Registra il raggruppamento di turni nel calendario dei turni</text:p>
          </table:table-cell>
        </table:table-row>
        <table:table-row table:style-name="TableRow75">
          <table:table-cell table:style-name="TableCell76">
            <text:h text:style-name="P77" text:outline-level="3"/>
          </table:table-cell>
          <table:table-cell table:style-name="TableCell78">
            <text:p text:style-name="P79"><text:span text:style-name="T80">Ripete</text:span><text:span text:style-name="T81"><text:s/>5</text:span><text:span text:style-name="T82"><text:s/>finché non è soddisfatto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h text:style-name="P87" text:outline-level="3">6</text:h>
          </table:table-cell>
          <table:table-cell table:style-name="TableCell88">
            <text:p text:style-name="P89"><text:span text:style-name="T90">Opzionalmente<text:s/></text:span><text:span text:style-name="T91">modifica un turno preparatorio,<text:s/></text:span><text:span text:style-name="T92">specificando una nuova data, un nuovo orario di inizio o un nuovo orario di fine, una sede differente oppure una data di scadenza per la modifica delle disponibilità</text:span></text:p>
          </table:table-cell>
          <table:table-cell table:style-name="TableCell93">
            <text:p text:style-name="P94">Registra le modifiche relative al turno nel calendario dei turni</text:p>
          </table:table-cell>
        </table:table-row>
        <table:table-row table:style-name="TableRow95">
          <table:table-cell table:style-name="TableCell96">
            <text:h text:style-name="P97" text:outline-level="3"/>
          </table:table-cell>
          <table:table-cell table:style-name="TableCell98">
            <text:p text:style-name="P99">Ripete 6 finché non è soddisfatto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h text:style-name="P104" text:outline-level="3">7</text:h>
          </table:table-cell>
          <table:table-cell table:style-name="TableCell105">
            <text:p text:style-name="P106"><text:span text:style-name="T107">Opzionalmente</text:span><text:span text:style-name="T108"><text:s/>elimina un turno dal calendario</text:span></text:p>
          </table:table-cell>
          <table:table-cell table:style-name="TableCell109">
            <text:p text:style-name="P110">Elimina le informazioni relative al turno dal calendario di turni</text:p>
          </table:table-cell>
        </table:table-row>
        <table:table-row table:style-name="TableRow111">
          <table:table-cell table:style-name="TableCell112">
            <text:h text:style-name="P113" text:outline-level="3"/>
          </table:table-cell>
          <table:table-cell table:style-name="TableCell114">
            <text:p text:style-name="P115">Ripete 7 finché non è soddisfatto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h text:style-name="P120" text:outline-level="3"/>
          </table:table-cell>
          <table:table-cell table:style-name="TableCell121">
            <text:p text:style-name="P122">Se vuole torna al passo 2, altrimenti termina</text:p>
          </table:table-cell>
          <table:table-cell table:style-name="TableCell123">
            <text:p text:style-name="P124"/>
          </table:table-cell>
        </table:table-row>
      </table:table>
      <text:h text:style-name="P125" text:outline-level="1"/>
      <text:h text:style-name="P126" text:outline-level="1"/>
      <text:h text:style-name="P127" text:outline-level="1"/>
      <text:h text:style-name="P128" text:outline-level="1"/>
      <text:h text:style-name="P129" text:outline-level="1"/>
      <text:h text:style-name="P130" text:outline-level="1"/>
      <text:h text:style-name="P131" text:outline-level="1"/>
      <text:h text:style-name="P132" text:outline-level="1">Eccezione 2a</text:h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h text:style-name="P139" text:outline-level="2"><text:bookmark-start text:name="_1spbqei1cuj4"/><text:bookmark-end text:name="_1spbqei1cuj4"/>#</text:h>
          </table:table-cell>
          <table:table-cell table:style-name="TableCell140">
            <text:h text:style-name="P141" text:outline-level="2"><text:bookmark-start text:name="_in2jg76h5979"/><text:bookmark-end text:name="_in2jg76h5979"/>Attore</text:h>
          </table:table-cell>
          <table:table-cell table:style-name="TableCell142">
            <text:h text:style-name="P143" text:outline-level="2"><text:bookmark-start text:name="_ddqx4n6kt0gu"/><text:bookmark-end text:name="_ddqx4n6kt0gu"/>Sistema</text:h>
          </table:table-cell>
        </table:table-row>
        <table:table-row table:style-name="TableRow144">
          <table:table-cell table:style-name="TableCell145">
            <text:h text:style-name="P146" text:outline-level="3">2a.1</text:h>
          </table:table-cell>
          <table:table-cell table:style-name="TableCell147">
            <text:p text:style-name="P148">Inserisce nel calendario un turno preparatorio, specificando data, ora di inizio, ora di fine, ed eventualmente una sede</text:p>
          </table:table-cell>
          <table:table-cell table:style-name="TableCell149">
            <text:p text:style-name="P150">La data selezionata è nel passato</text:p>
          </table:table-cell>
        </table:table-row>
      </table:table>
      <text:h text:style-name="P151" text:outline-level="1"><text:bookmark-start text:name="_x7fvb0siii9n"/><text:bookmark-end text:name="_x7fvb0siii9n"/></text:h>
      <text:h text:style-name="P152" text:outline-level="1"><text:span text:style-name="T153">Eccezione 2b</text:span></text:h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h text:style-name="P160" text:outline-level="2"><text:bookmark-start text:name="_1spbqei1cuj41"/><text:bookmark-end text:name="_1spbqei1cuj41"/>#</text:h>
          </table:table-cell>
          <table:table-cell table:style-name="TableCell161">
            <text:h text:style-name="P162" text:outline-level="2"><text:bookmark-start text:name="_in2jg76h59791"/><text:bookmark-end text:name="_in2jg76h59791"/>Attore</text:h>
          </table:table-cell>
          <table:table-cell table:style-name="TableCell163">
            <text:h text:style-name="P164" text:outline-level="2"><text:bookmark-start text:name="_ddqx4n6kt0gu1"/><text:bookmark-end text:name="_ddqx4n6kt0gu1"/>Sistema</text:h>
          </table:table-cell>
        </table:table-row>
        <table:table-row table:style-name="TableRow165">
          <table:table-cell table:style-name="TableCell166">
            <text:h text:style-name="P167" text:outline-level="3">2b.1</text:h>
          </table:table-cell>
          <table:table-cell table:style-name="TableCell168">
            <text:p text:style-name="P169"><text:span text:style-name="T170">Inserisce nel calendario un turno<text:s/></text:span><text:span text:style-name="T171">preparatorio, specificando data, ora di inizio, ora di fine, ed eventualmente una sede</text:span></text:p>
          </table:table-cell>
          <table:table-cell table:style-name="TableCell172">
            <text:p text:style-name="P173">Sul calendario si verifica una sovrapposizione di turni preparatori</text:p>
          </table:table-cell>
        </table:table-row>
      </table:table>
      <text:h text:style-name="P174" text:outline-level="1"><text:bookmark-start text:name="_x7fvb0siii9n1"/><text:bookmark-end text:name="_x7fvb0siii9n1"/></text:h>
      <text:h text:style-name="P175" text:outline-level="1"><text:span text:style-name="T176">Eccezione 2c</text:span></text:h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h text:style-name="P183" text:outline-level="2">#</text:h>
          </table:table-cell>
          <table:table-cell table:style-name="TableCell184">
            <text:h text:style-name="P185" text:outline-level="2">Attore</text:h>
          </table:table-cell>
          <table:table-cell table:style-name="TableCell186">
            <text:h text:style-name="P187" text:outline-level="2">Sistema</text:h>
          </table:table-cell>
        </table:table-row>
        <table:table-row table:style-name="TableRow188">
          <table:table-cell table:style-name="TableCell189">
            <text:h text:style-name="P190" text:outline-level="3">2c.1</text:h>
          </table:table-cell>
          <table:table-cell table:style-name="TableCell191">
            <text:p text:style-name="P192"><text:span text:style-name="T193">Inserisce nel calendario un turno preparatorio,<text:s/></text:span><text:span text:style-name="T194">specificando data, ora di inizio, ora di fine, ed eventualmente una sede</text:span></text:p>
          </table:table-cell>
          <table:table-cell table:style-name="TableCell195">
            <text:p text:style-name="P196">L’ora di fine è antecedente all’ora di inizio</text:p>
          </table:table-cell>
        </table:table-row>
      </table:table>
      <text:h text:style-name="P197" text:outline-level="1"><text:bookmark-start text:name="_fmu94t6hev3x"/><text:bookmark-end text:name="_fmu94t6hev3x"/></text:h>
      <text:h text:style-name="P198" text:outline-level="1">Estensione 2a</text:h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h text:style-name="P205" text:outline-level="2">#</text:h>
          </table:table-cell>
          <table:table-cell table:style-name="TableCell206">
            <text:h text:style-name="P207" text:outline-level="2">Attore</text:h>
          </table:table-cell>
          <table:table-cell table:style-name="TableCell208">
            <text:h text:style-name="P209" text:outline-level="2">Sistema</text:h>
          </table:table-cell>
        </table:table-row>
        <table:table-row table:style-name="TableRow210">
          <table:table-cell table:style-name="TableCell211">
            <text:h text:style-name="P212" text:outline-level="3">2a.1</text:h>
          </table:table-cell>
          <table:table-cell table:style-name="TableCell213">
            <text:p text:style-name="P214">Consulta la lista di eventi attualmente disponibili</text:p>
          </table:table-cell>
          <table:table-cell table:style-name="TableCell215">
            <text:p text:style-name="P216">Restituisce la lista di eventi con le<text:s/>relative informazioni</text:p>
          </table:table-cell>
        </table:table-row>
        <table:table-row table:style-name="TableRow217">
          <table:table-cell table:style-name="TableCell218">
            <text:h text:style-name="P219" text:outline-level="3">2a.2</text:h>
          </table:table-cell>
          <table:table-cell table:style-name="TableCell220">
            <text:p text:style-name="P221">Inserisce nel calendario un turno di servizio, specificando data, ora di inizio, ora di fine, e l’evento cui il turno fa riferimento</text:p>
          </table:table-cell>
          <table:table-cell table:style-name="TableCell222">
            <text:p text:style-name="P223">Registra il nuovo turno nel calendario dei turni</text:p>
          </table:table-cell>
        </table:table-row>
      </table:table>
      <text:h text:style-name="P224" text:outline-level="1"/>
      <text:h text:style-name="P225" text:outline-level="1"><text:span text:style-name="T226">Eccezione 2a.2a</text:span></text:h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h text:style-name="P233" text:outline-level="2">#</text:h>
          </table:table-cell>
          <table:table-cell table:style-name="TableCell234">
            <text:h text:style-name="P235" text:outline-level="2">Attore</text:h>
          </table:table-cell>
          <table:table-cell table:style-name="TableCell236">
            <text:h text:style-name="P237" text:outline-level="2">Sistema</text:h>
          </table:table-cell>
        </table:table-row>
        <table:table-row table:style-name="TableRow238">
          <table:table-cell table:style-name="TableCell239">
            <text:h text:style-name="P240" text:outline-level="3">2a.2a.1</text:h>
          </table:table-cell>
          <table:table-cell table:style-name="TableCell241">
            <text:p text:style-name="P242"><text:span text:style-name="T243">Inserisce nel calendario un turno di servizio, specificando data, ora di inizio, ora di fine, e l’evento cui il turno fa riferimento</text:span></text:p>
          </table:table-cell>
          <table:table-cell table:style-name="TableCell244">
            <text:p text:style-name="P245">La data selezionata è nel passato</text:p>
          </table:table-cell>
        </table:table-row>
      </table:table>
      <text:h text:style-name="P246" text:outline-level="1"/>
      <text:h text:style-name="P247" text:outline-level="1"/>
      <text:h text:style-name="P248" text:outline-level="1"/>
      <text:h text:style-name="P249" text:outline-level="1"/>
      <text:h text:style-name="P250" text:outline-level="1"><text:span text:style-name="T251">Eccezione 2a.2b</text:span></text:h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h text:style-name="P258" text:outline-level="2">#</text:h>
          </table:table-cell>
          <table:table-cell table:style-name="TableCell259">
            <text:h text:style-name="P260" text:outline-level="2">Attore</text:h>
          </table:table-cell>
          <table:table-cell table:style-name="TableCell261">
            <text:h text:style-name="P262" text:outline-level="2">Sistema</text:h>
          </table:table-cell>
        </table:table-row>
        <table:table-row table:style-name="TableRow263">
          <table:table-cell table:style-name="TableCell264">
            <text:h text:style-name="P265" text:outline-level="3">2a.2b.1</text:h>
          </table:table-cell>
          <table:table-cell table:style-name="TableCell266">
            <text:p text:style-name="P267"><text:span text:style-name="T268">Inserisce nel calendario un<text:s/></text:span><text:span text:style-name="T269">turno di servizio, specificando data, ora di inizio, ora di fine, e l’evento cui il turno fa riferimento</text:span></text:p>
          </table:table-cell>
          <table:table-cell table:style-name="TableCell270">
            <text:p text:style-name="P271">L’ora di fine è antecedente all’ora di inizio</text:p>
          </table:table-cell>
        </table:table-row>
      </table:table>
      <text:h text:style-name="P272" text:outline-level="1"/>
      <text:h text:style-name="P273" text:outline-level="1">Estensione 2a.2a</text:h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</table:table-columns>
        <table:table-row table:style-name="TableRow278">
          <table:table-cell table:style-name="TableCell279">
            <text:h text:style-name="P280" text:outline-level="2">#</text:h>
          </table:table-cell>
          <table:table-cell table:style-name="TableCell281">
            <text:h text:style-name="P282" text:outline-level="2">Attore</text:h>
          </table:table-cell>
          <table:table-cell table:style-name="TableCell283">
            <text:h text:style-name="P284" text:outline-level="2">Sistema</text:h>
          </table:table-cell>
        </table:table-row>
        <table:table-row table:style-name="TableRow285">
          <table:table-cell table:style-name="TableCell286">
            <text:h text:style-name="P287" text:outline-level="3">2a.2a.1</text:h>
          </table:table-cell>
          <table:table-cell table:style-name="TableCell288">
            <text:p text:style-name="P289">Seleziona un evento affinché vengano creati i turni di<text:s/>servizio relativi a tale evento</text:p>
          </table:table-cell>
          <table:table-cell table:style-name="TableCell290">
            <text:p text:style-name="P291">Registra tanti turni di servizio quanti sono i servizi dell’evento, precompilati così che ogni turno corrisponda a un servizio dell’evento</text:p>
          </table:table-cell>
        </table:table-row>
        <table:table-row table:style-name="TableRow292">
          <table:table-cell table:style-name="TableCell293">
            <text:h text:style-name="P294" text:outline-level="3"/>
          </table:table-cell>
          <table:table-cell table:style-name="TableCell295">
            <text:p text:style-name="P296">Termina il caso d’uso</text:p>
          </table:table-cell>
          <table:table-cell table:style-name="TableCell297">
            <text:p text:style-name="P298"/>
          </table:table-cell>
        </table:table-row>
      </table:table>
      <text:h text:style-name="P299" text:outline-level="1"/>
      <text:h text:style-name="P300" text:outline-level="1"><text:span text:style-name="T301">Eccezione 3a</text:span></text:h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h text:style-name="P308" text:outline-level="2">#</text:h>
          </table:table-cell>
          <table:table-cell table:style-name="TableCell309">
            <text:h text:style-name="P310" text:outline-level="2">Attore</text:h>
          </table:table-cell>
          <table:table-cell table:style-name="TableCell311">
            <text:h text:style-name="P312" text:outline-level="2">Sistema</text:h>
          </table:table-cell>
        </table:table-row>
        <table:table-row table:style-name="TableRow313">
          <table:table-cell table:style-name="TableCell314">
            <text:h text:style-name="P315" text:outline-level="3">3a.1</text:h>
          </table:table-cell>
          <table:table-cell table:style-name="TableCell316">
            <text:p text:style-name="P317"><text:span text:style-name="T318">Opzionalmente</text:span><text:s/>indica una ricorrenza per il turno creato specificando frequenza, data di inizio e data di fine</text:p>
          </table:table-cell>
          <table:table-cell table:style-name="TableCell319">
            <text:p text:style-name="P320">La data di fine è antecedente alla data di inizio</text:p>
          </table:table-cell>
        </table:table-row>
      </table:table>
      <text:h text:style-name="P321" text:outline-level="1"/>
      <text:h text:style-name="P322" text:outline-level="1"><text:span text:style-name="T323">Eccezione 4a</text:span></text:h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h text:style-name="P330" text:outline-level="2">#</text:h>
          </table:table-cell>
          <table:table-cell table:style-name="TableCell331">
            <text:h text:style-name="P332" text:outline-level="2">Attore</text:h>
          </table:table-cell>
          <table:table-cell table:style-name="TableCell333">
            <text:h text:style-name="P334" text:outline-level="2">Sistema</text:h>
          </table:table-cell>
        </table:table-row>
        <table:table-row table:style-name="TableRow335">
          <table:table-cell table:style-name="TableCell336">
            <text:h text:style-name="P337" text:outline-level="3">4a.1</text:h>
          </table:table-cell>
          <table:table-cell table:style-name="TableCell338">
            <text:p text:style-name="P339"><text:span text:style-name="T340">Opzionalmente</text:span><text:span text:style-name="T341"><text:s/>indica per il turno creato una data di<text:s/></text:span><text:span text:style-name="T342">scadenza per la modifica delle disponibilità</text:span></text:p>
          </table:table-cell>
          <table:table-cell table:style-name="TableCell343">
            <text:p text:style-name="P344">La data è nel passato</text:p>
          </table:table-cell>
        </table:table-row>
      </table:table>
      <text:h text:style-name="P345" text:outline-level="1"/>
      <text:h text:style-name="P346" text:outline-level="1"><text:span text:style-name="T347">Eccezione 4b</text:span></text:h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h text:style-name="P354" text:outline-level="2">#</text:h>
          </table:table-cell>
          <table:table-cell table:style-name="TableCell355">
            <text:h text:style-name="P356" text:outline-level="2">Attore</text:h>
          </table:table-cell>
          <table:table-cell table:style-name="TableCell357">
            <text:h text:style-name="P358" text:outline-level="2">Sistema</text:h>
          </table:table-cell>
        </table:table-row>
        <table:table-row table:style-name="TableRow359">
          <table:table-cell table:style-name="TableCell360">
            <text:h text:style-name="P361" text:outline-level="3">4a.1</text:h>
          </table:table-cell>
          <table:table-cell table:style-name="TableCell362">
            <text:p text:style-name="P363"><text:span text:style-name="T364">Opzionalmente</text:span><text:span text:style-name="T365"><text:s/>indica per il turno creato una data di scadenza per la modifica delle disponibilità</text:span></text:p>
          </table:table-cell>
          <table:table-cell table:style-name="TableCell366">
            <text:p text:style-name="P367">La data è successiva alla data del turno</text:p>
          </table:table-cell>
        </table:table-row>
      </table:table>
      <text:h text:style-name="P368" text:outline-level="1"/>
      <text:h text:style-name="P369" text:outline-level="1"/>
      <text:h text:style-name="P370" text:outline-level="1"/>
      <text:h text:style-name="P371" text:outline-level="1"/>
      <text:soft-page-break/>
      <text:h text:style-name="P372" text:outline-level="1"><text:span text:style-name="T373">Eccezione 5a</text:span></text:h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h text:style-name="P380" text:outline-level="2">#</text:h>
          </table:table-cell>
          <table:table-cell table:style-name="TableCell381">
            <text:h text:style-name="P382" text:outline-level="2">Attore</text:h>
          </table:table-cell>
          <table:table-cell table:style-name="TableCell383">
            <text:h text:style-name="P384" text:outline-level="2">Sistema</text:h>
          </table:table-cell>
        </table:table-row>
        <table:table-row table:style-name="TableRow385">
          <table:table-cell table:style-name="TableCell386">
            <text:h text:style-name="P387" text:outline-level="3">5a.1</text:h>
          </table:table-cell>
          <table:table-cell table:style-name="TableCell388">
            <text:p text:style-name="P389"><text:span text:style-name="T390">Opzionalmente</text:span><text:span text:style-name="T391"><text:s/>raggruppa un insieme di turni</text:span></text:p>
          </table:table-cell>
          <table:table-cell table:style-name="TableCell392">
            <text:p text:style-name="P393">Per almeno un turno erano state indicate delle disponibilità</text:p>
          </table:table-cell>
        </table:table-row>
      </table:table>
      <text:h text:style-name="P394" text:outline-level="1"/>
      <text:h text:style-name="P395" text:outline-level="1">Estensione 5a</text:h>
      <table:table table:style-name="Table396">
        <table:table-columns>
          <table:table-column table:style-name="TableColumn397"/>
          <table:table-column table:style-name="TableColumn398"/>
          <table:table-column table:style-name="TableColumn399"/>
        </table:table-columns>
        <table:table-row table:style-name="TableRow400">
          <table:table-cell table:style-name="TableCell401">
            <text:h text:style-name="P402" text:outline-level="2">#</text:h>
          </table:table-cell>
          <table:table-cell table:style-name="TableCell403">
            <text:h text:style-name="P404" text:outline-level="2">Attore</text:h>
          </table:table-cell>
          <table:table-cell table:style-name="TableCell405">
            <text:h text:style-name="P406" text:outline-level="2">Sistema</text:h>
          </table:table-cell>
        </table:table-row>
        <table:table-row table:style-name="TableRow407">
          <table:table-cell table:style-name="TableCell408">
            <text:h text:style-name="P409" text:outline-level="3">5a.1</text:h>
          </table:table-cell>
          <table:table-cell table:style-name="TableCell410">
            <text:p text:style-name="P411">Crea un raggruppamento ricorrente di turni ricorrenti, specificando la data di fine del raggruppamento ricorrente</text:p>
          </table:table-cell>
          <table:table-cell table:style-name="TableCell412">
            <text:p text:style-name="P413">Crea un raggruppamento di turni per ogni ricorrenza dei turni</text:p>
          </table:table-cell>
        </table:table-row>
      </table:table>
      <text:h text:style-name="P414" text:outline-level="1"/>
      <text:h text:style-name="P415" text:outline-level="1"><text:span text:style-name="T416">Eccezione 5a.1a</text:span></text:h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h text:style-name="P423" text:outline-level="2">#</text:h>
          </table:table-cell>
          <table:table-cell table:style-name="TableCell424">
            <text:h text:style-name="P425" text:outline-level="2">Attore</text:h>
          </table:table-cell>
          <table:table-cell table:style-name="TableCell426">
            <text:h text:style-name="P427" text:outline-level="2">Sistema</text:h>
          </table:table-cell>
        </table:table-row>
        <table:table-row table:style-name="TableRow428">
          <table:table-cell table:style-name="TableCell429">
            <text:h text:style-name="P430" text:outline-level="3">5a.1a.1</text:h>
          </table:table-cell>
          <table:table-cell table:style-name="TableCell431">
            <text:p text:style-name="P432"><text:span text:style-name="T433">Crea un raggruppamento di turni ricorrenti</text:span></text:p>
          </table:table-cell>
          <table:table-cell table:style-name="TableCell434">
            <text:p text:style-name="P435">I turni non rispettano i vincoli<text:s/><text:span text:style-name="T436">*</text:span></text:p>
          </table:table-cell>
        </table:table-row>
      </table:table>
      <text:h text:style-name="P437" text:outline-level="1"/>
      <text:h text:style-name="P438" text:outline-level="1"><text:span text:style-name="T439">Eccezione 5a.1b</text:span></text:h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h text:style-name="P446" text:outline-level="2">#</text:h>
          </table:table-cell>
          <table:table-cell table:style-name="TableCell447">
            <text:h text:style-name="P448" text:outline-level="2">Attore</text:h>
          </table:table-cell>
          <table:table-cell table:style-name="TableCell449">
            <text:h text:style-name="P450" text:outline-level="2">Sistema</text:h>
          </table:table-cell>
        </table:table-row>
        <table:table-row table:style-name="TableRow451">
          <table:table-cell table:style-name="TableCell452">
            <text:h text:style-name="P453" text:outline-level="3">5a.1b.1</text:h>
          </table:table-cell>
          <table:table-cell table:style-name="TableCell454">
            <text:p text:style-name="P455"><text:span text:style-name="T456">Crea un raggruppamento di turni ricorrenti</text:span></text:p>
          </table:table-cell>
          <table:table-cell table:style-name="TableCell457">
            <text:p text:style-name="P458">Un turno è nel passato</text:p>
          </table:table-cell>
        </table:table-row>
      </table:table>
      <text:h text:style-name="P459" text:outline-level="1"/>
      <text:h text:style-name="P460" text:outline-level="1"><text:span text:style-name="T461">Eccezione 6a</text:span></text:h>
      <table:table table:style-name="Table462">
        <table:table-columns>
          <table:table-column table:style-name="TableColumn463"/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h text:style-name="P468" text:outline-level="2">#</text:h>
          </table:table-cell>
          <table:table-cell table:style-name="TableCell469">
            <text:h text:style-name="P470" text:outline-level="2">Attore</text:h>
          </table:table-cell>
          <table:table-cell table:style-name="TableCell471">
            <text:h text:style-name="P472" text:outline-level="2">Sistema</text:h>
          </table:table-cell>
        </table:table-row>
        <table:table-row table:style-name="TableRow473">
          <table:table-cell table:style-name="TableCell474">
            <text:h text:style-name="P475" text:outline-level="3">6a.1</text:h>
          </table:table-cell>
          <table:table-cell table:style-name="TableCell476">
            <text:p text:style-name="P477"><text:span text:style-name="T478">Opzionalmente<text:s/></text:span><text:span text:style-name="T479">modifica un turno preparatorio, specificando una nuova data, un nuovo orario di inizio o un nuovo orario di fine, oppure una sede differente</text:span></text:p>
          </table:table-cell>
          <table:table-cell table:style-name="TableCell480">
            <text:p text:style-name="P481">La data selezionata è nel passato</text:p>
          </table:table-cell>
        </table:table-row>
      </table:table>
      <text:h text:style-name="P482" text:outline-level="1"/>
      <text:h text:style-name="P483" text:outline-level="1"><text:span text:style-name="T484">Eccezione 6b</text:span></text:h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h text:style-name="P491" text:outline-level="2">#</text:h>
          </table:table-cell>
          <table:table-cell table:style-name="TableCell492">
            <text:h text:style-name="P493" text:outline-level="2">Attore</text:h>
          </table:table-cell>
          <table:table-cell table:style-name="TableCell494">
            <text:h text:style-name="P495" text:outline-level="2">Sistema</text:h>
          </table:table-cell>
        </table:table-row>
        <table:table-row table:style-name="TableRow496">
          <table:table-cell table:style-name="TableCell497">
            <text:h text:style-name="P498" text:outline-level="3">6b.1</text:h>
          </table:table-cell>
          <table:table-cell table:style-name="TableCell499">
            <text:p text:style-name="P500"><text:span text:style-name="T501">Opzionalmente<text:s/></text:span><text:span text:style-name="T502">modifica un turno preparatorio, specificando una nuova data, un nuovo orario di inizio o un nuovo orario di fine, oppure una sede differente</text:span></text:p>
          </table:table-cell>
          <table:table-cell table:style-name="TableCell503">
            <text:p text:style-name="P504">Sul calendario si verifica una sovrapposizione di turni preparatori</text:p>
          </table:table-cell>
        </table:table-row>
      </table:table>
      <text:p text:style-name="Standard"/>
      <text:soft-page-break/>
      <text:h text:style-name="P505" text:outline-level="1"><text:span text:style-name="T506">Eccezione 6c</text:span></text:h>
      <table:table table:style-name="Table507">
        <table:table-columns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h text:style-name="P513" text:outline-level="2">#</text:h>
          </table:table-cell>
          <table:table-cell table:style-name="TableCell514">
            <text:h text:style-name="P515" text:outline-level="2">Attore</text:h>
          </table:table-cell>
          <table:table-cell table:style-name="TableCell516">
            <text:h text:style-name="P517" text:outline-level="2">Sistema</text:h>
          </table:table-cell>
        </table:table-row>
        <table:table-row table:style-name="TableRow518">
          <table:table-cell table:style-name="TableCell519">
            <text:h text:style-name="P520" text:outline-level="3">6c.1</text:h>
          </table:table-cell>
          <table:table-cell table:style-name="TableCell521">
            <text:p text:style-name="P522"><text:span text:style-name="T523">Opzionalmente<text:s/></text:span><text:span text:style-name="T524">modifica un turno preparatorio, specificando una nuova data, un nuovo orario di inizio o un nuovo orario di fine, oppure una sede differente</text:span></text:p>
          </table:table-cell>
          <table:table-cell table:style-name="TableCell525">
            <text:p text:style-name="P526">L’ora di fine è antecedente all’ora di inizio</text:p>
          </table:table-cell>
        </table:table-row>
      </table:table>
      <text:h text:style-name="P527" text:outline-level="1"/>
      <text:h text:style-name="P528" text:outline-level="1"><text:span text:style-name="T529">Eccezione 6d</text:span></text:h>
      <table:table table:style-name="Table530">
        <table:table-columns>
          <table:table-column table:style-name="TableColumn531"/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h text:style-name="P536" text:outline-level="2">#</text:h>
          </table:table-cell>
          <table:table-cell table:style-name="TableCell537">
            <text:h text:style-name="P538" text:outline-level="2">Attore</text:h>
          </table:table-cell>
          <table:table-cell table:style-name="TableCell539">
            <text:h text:style-name="P540" text:outline-level="2">Sistema</text:h>
          </table:table-cell>
        </table:table-row>
        <table:table-row table:style-name="TableRow541">
          <table:table-cell table:style-name="TableCell542">
            <text:h text:style-name="P543" text:outline-level="3">6d.1</text:h>
          </table:table-cell>
          <table:table-cell table:style-name="TableCell544">
            <text:p text:style-name="P545"><text:span text:style-name="T546">Opzionalmente<text:s/></text:span><text:span text:style-name="T547">modifica un turno preparatorio, specificando una nuova data, un nuovo orario di inizio o un nuovo orario di fine, oppure una sede differente</text:span></text:p>
          </table:table-cell>
          <table:table-cell table:style-name="TableCell548">
            <text:p text:style-name="P549">Sono già state indicate disponibilità per il turno</text:p>
          </table:table-cell>
        </table:table-row>
      </table:table>
      <text:h text:style-name="P550" text:outline-level="1"/>
      <text:h text:style-name="P551" text:outline-level="1">Estensione 6a</text:h>
      <table:table table:style-name="Table552">
        <table:table-columns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>
            <text:h text:style-name="P558" text:outline-level="2">#</text:h>
          </table:table-cell>
          <table:table-cell table:style-name="TableCell559">
            <text:h text:style-name="P560" text:outline-level="2">Attore</text:h>
          </table:table-cell>
          <table:table-cell table:style-name="TableCell561">
            <text:h text:style-name="P562" text:outline-level="2">Sistema</text:h>
          </table:table-cell>
        </table:table-row>
        <table:table-row table:style-name="TableRow563">
          <table:table-cell table:style-name="TableCell564">
            <text:h text:style-name="P565" text:outline-level="3">6a.1</text:h>
          </table:table-cell>
          <table:table-cell table:style-name="TableCell566">
            <text:p text:style-name="P567">Modifica un turno di servizio, specificando del tempo aggiuntivo prima o dopo il turno, oppure una data di scadenza per la modifica delle disponibilità</text:p>
          </table:table-cell>
          <table:table-cell table:style-name="TableCell568">
            <text:p text:style-name="P569">Registra l’informazione aggiuntiva relativa al turno</text:p>
          </table:table-cell>
        </table:table-row>
      </table:table>
      <text:h text:style-name="P570" text:outline-level="1"/>
      <text:h text:style-name="P571" text:outline-level="1">Eccezione 6a.1a</text:h>
      <table:table table:style-name="Table572">
        <table:table-columns>
          <table:table-column table:style-name="TableColumn573"/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h text:style-name="P578" text:outline-level="2">#</text:h>
          </table:table-cell>
          <table:table-cell table:style-name="TableCell579">
            <text:h text:style-name="P580" text:outline-level="2">Attore</text:h>
          </table:table-cell>
          <table:table-cell table:style-name="TableCell581">
            <text:h text:style-name="P582" text:outline-level="2">Sistema</text:h>
          </table:table-cell>
        </table:table-row>
        <table:table-row table:style-name="TableRow583">
          <table:table-cell table:style-name="TableCell584">
            <text:h text:style-name="P585" text:outline-level="3">6a.1a.1</text:h>
          </table:table-cell>
          <table:table-cell table:style-name="TableCell586">
            <text:p text:style-name="P587">Modifica un turno di servizio, specificando del tempo aggiuntivo prima o dopo il turno, oppure una data di scadenza per la modifica delle disponibilità</text:p>
          </table:table-cell>
          <table:table-cell table:style-name="TableCell588">
            <text:p text:style-name="P589">Sono già state indicate disponibilità per il turno</text:p>
          </table:table-cell>
        </table:table-row>
      </table:table>
      <text:h text:style-name="P590" text:outline-level="1"/>
      <text:h text:style-name="P591" text:outline-level="1">Eccezione 6a.1b</text:h>
      <table:table table:style-name="Table592">
        <table:table-columns>
          <table:table-column table:style-name="TableColumn593"/>
          <table:table-column table:style-name="TableColumn594"/>
          <table:table-column table:style-name="TableColumn595"/>
        </table:table-columns>
        <table:table-row table:style-name="TableRow596">
          <table:table-cell table:style-name="TableCell597">
            <text:h text:style-name="P598" text:outline-level="2">#</text:h>
          </table:table-cell>
          <table:table-cell table:style-name="TableCell599">
            <text:h text:style-name="P600" text:outline-level="2">Attore</text:h>
          </table:table-cell>
          <table:table-cell table:style-name="TableCell601">
            <text:h text:style-name="P602" text:outline-level="2">Sistema</text:h>
          </table:table-cell>
        </table:table-row>
        <table:table-row table:style-name="TableRow603">
          <table:table-cell table:style-name="TableCell604">
            <text:h text:style-name="P605" text:outline-level="3">6a.1b.1</text:h>
          </table:table-cell>
          <table:table-cell table:style-name="TableCell606">
            <text:p text:style-name="P607">Modifica un turno di servizio, specificando del tempo aggiuntivo prima o dopo il turno, oppure una data di scadenza per la modifica delle disponibilità</text:p>
          </table:table-cell>
          <table:table-cell table:style-name="TableCell608">
            <text:p text:style-name="P609">La data di scadenza è nel passato oppure successiva alla data del turno</text:p>
          </table:table-cell>
        </table:table-row>
      </table:table>
      <text:h text:style-name="P610" text:outline-level="1"/>
      <text:h text:style-name="P611" text:outline-level="1"/>
      <text:h text:style-name="P612" text:outline-level="1"/>
      <text:h text:style-name="P613" text:outline-level="1"/>
      <text:soft-page-break/>
      <text:h text:style-name="P614" text:outline-level="1">Estensione 6b</text:h>
      <table:table table:style-name="Table615">
        <table:table-columns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h text:style-name="P621" text:outline-level="2">#</text:h>
          </table:table-cell>
          <table:table-cell table:style-name="TableCell622">
            <text:h text:style-name="P623" text:outline-level="2">Attore</text:h>
          </table:table-cell>
          <table:table-cell table:style-name="TableCell624">
            <text:h text:style-name="P625" text:outline-level="2">Sistema</text:h>
          </table:table-cell>
        </table:table-row>
        <table:table-row table:style-name="TableRow626">
          <table:table-cell table:style-name="TableCell627">
            <text:h text:style-name="P628" text:outline-level="3">6b.1</text:h>
          </table:table-cell>
          <table:table-cell table:style-name="TableCell629">
            <text:p text:style-name="P630">Modifica una ricorrenza di turni, specificando un nuovo orario di inizio e di fine</text:p>
          </table:table-cell>
          <table:table-cell table:style-name="TableCell631">
            <text:p text:style-name="P632">Registra l’informazione aggiuntiva relativa alla ricorrenza e modifica ogni turno appartenente alla ricorrenza</text:p>
          </table:table-cell>
        </table:table-row>
      </table:table>
      <text:h text:style-name="P633" text:outline-level="1"/>
      <text:h text:style-name="P634" text:outline-level="1">Eccezione 6b.1b</text:h>
      <table:table table:style-name="Table635">
        <table:table-columns>
          <table:table-column table:style-name="TableColumn636"/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>
            <text:h text:style-name="P641" text:outline-level="2">#</text:h>
          </table:table-cell>
          <table:table-cell table:style-name="TableCell642">
            <text:h text:style-name="P643" text:outline-level="2">Attore</text:h>
          </table:table-cell>
          <table:table-cell table:style-name="TableCell644">
            <text:h text:style-name="P645" text:outline-level="2">Sistema</text:h>
          </table:table-cell>
        </table:table-row>
        <table:table-row table:style-name="TableRow646">
          <table:table-cell table:style-name="TableCell647">
            <text:h text:style-name="P648" text:outline-level="3">6b.1b.1</text:h>
          </table:table-cell>
          <table:table-cell table:style-name="TableCell649">
            <text:p text:style-name="P650">Modifica una ricorrenza di turni, specificando un nuovo orario di inizio e di fine</text:p>
          </table:table-cell>
          <table:table-cell table:style-name="TableCell651">
            <text:p text:style-name="P652">Sul calendario si verifica una sovrapposizione di turni preparatori</text:p>
          </table:table-cell>
        </table:table-row>
      </table:table>
      <text:h text:style-name="P653" text:outline-level="1"/>
      <text:h text:style-name="P654" text:outline-level="1">Eccezione 6b.1c</text:h>
      <table:table table:style-name="Table655">
        <table:table-columns>
          <table:table-column table:style-name="TableColumn656"/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h text:style-name="P661" text:outline-level="2">#</text:h>
          </table:table-cell>
          <table:table-cell table:style-name="TableCell662">
            <text:h text:style-name="P663" text:outline-level="2">Attore</text:h>
          </table:table-cell>
          <table:table-cell table:style-name="TableCell664">
            <text:h text:style-name="P665" text:outline-level="2">Sistema</text:h>
          </table:table-cell>
        </table:table-row>
        <table:table-row table:style-name="TableRow666">
          <table:table-cell table:style-name="TableCell667">
            <text:h text:style-name="P668" text:outline-level="3">6b.1c.1</text:h>
          </table:table-cell>
          <table:table-cell table:style-name="TableCell669">
            <text:p text:style-name="P670">Modifica una ricorrenza di turni,<text:s/>specificando un nuovo orario di inizio e di fine</text:p>
          </table:table-cell>
          <table:table-cell table:style-name="TableCell671">
            <text:p text:style-name="P672">L’orario di fine è antecedente all’orario di inizio</text:p>
          </table:table-cell>
        </table:table-row>
      </table:table>
      <text:h text:style-name="P673" text:outline-level="1"/>
      <text:h text:style-name="P674" text:outline-level="1">Eccezione 6b.1d</text:h>
      <table:table table:style-name="Table675">
        <table:table-columns>
          <table:table-column table:style-name="TableColumn676"/>
          <table:table-column table:style-name="TableColumn677"/>
          <table:table-column table:style-name="TableColumn678"/>
        </table:table-columns>
        <table:table-row table:style-name="TableRow679">
          <table:table-cell table:style-name="TableCell680">
            <text:h text:style-name="P681" text:outline-level="2">#</text:h>
          </table:table-cell>
          <table:table-cell table:style-name="TableCell682">
            <text:h text:style-name="P683" text:outline-level="2">Attore</text:h>
          </table:table-cell>
          <table:table-cell table:style-name="TableCell684">
            <text:h text:style-name="P685" text:outline-level="2">Sistema</text:h>
          </table:table-cell>
        </table:table-row>
        <table:table-row table:style-name="TableRow686">
          <table:table-cell table:style-name="TableCell687">
            <text:h text:style-name="P688" text:outline-level="3">6b.1d.1</text:h>
          </table:table-cell>
          <table:table-cell table:style-name="TableCell689">
            <text:p text:style-name="P690">Modifica una ricorrenza di turni, specificando un nuovo orario di inizio e di fine</text:p>
          </table:table-cell>
          <table:table-cell table:style-name="TableCell691">
            <text:p text:style-name="P692">Sono state indicate<text:s/>disponibilità per uno o più turni della ricorrenza</text:p>
          </table:table-cell>
        </table:table-row>
      </table:table>
      <text:h text:style-name="P693" text:outline-level="1"/>
      <text:h text:style-name="P694" text:outline-level="1">Estensione 7a</text:h>
      <table:table table:style-name="Table695">
        <table:table-columns>
          <table:table-column table:style-name="TableColumn696"/>
          <table:table-column table:style-name="TableColumn697"/>
          <table:table-column table:style-name="TableColumn698"/>
        </table:table-columns>
        <table:table-row table:style-name="TableRow699">
          <table:table-cell table:style-name="TableCell700">
            <text:h text:style-name="P701" text:outline-level="2">#</text:h>
          </table:table-cell>
          <table:table-cell table:style-name="TableCell702">
            <text:h text:style-name="P703" text:outline-level="2">Attore</text:h>
          </table:table-cell>
          <table:table-cell table:style-name="TableCell704">
            <text:h text:style-name="P705" text:outline-level="2">Sistema</text:h>
          </table:table-cell>
        </table:table-row>
        <table:table-row table:style-name="TableRow706">
          <table:table-cell table:style-name="TableCell707">
            <text:h text:style-name="P708" text:outline-level="3">7a.1</text:h>
          </table:table-cell>
          <table:table-cell table:style-name="TableCell709">
            <text:p text:style-name="P710">Elimina un turno ricorrente</text:p>
          </table:table-cell>
          <table:table-cell table:style-name="TableCell711">
            <text:p text:style-name="P712">Rimuove dal calendario le informazioni relative alla ricorrenza e tutti i turni di tale ricorrenza; vengono eventualmente<text:s/>eliminati anche i gruppi di cui i turni facevano parte</text:p>
          </table:table-cell>
        </table:table-row>
      </table:table>
      <text:h text:style-name="P713" text:outline-level="1"/>
      <text:h text:style-name="P714" text:outline-level="1">Estensione 7b</text:h>
      <table:table table:style-name="Table715">
        <table:table-columns>
          <table:table-column table:style-name="TableColumn716"/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h text:style-name="P721" text:outline-level="2">#</text:h>
          </table:table-cell>
          <table:table-cell table:style-name="TableCell722">
            <text:h text:style-name="P723" text:outline-level="2">Attore</text:h>
          </table:table-cell>
          <table:table-cell table:style-name="TableCell724">
            <text:h text:style-name="P725" text:outline-level="2">Sistema</text:h>
          </table:table-cell>
        </table:table-row>
        <table:table-row table:style-name="TableRow726">
          <table:table-cell table:style-name="TableCell727">
            <text:h text:style-name="P728" text:outline-level="3">7b.1</text:h>
          </table:table-cell>
          <table:table-cell table:style-name="TableCell729">
            <text:p text:style-name="P730">Elimina un raggruppamento di turni</text:p>
          </table:table-cell>
          <table:table-cell table:style-name="TableCell731">
            <text:p text:style-name="P732">Registra l’informazione aggiuntiva relativa al turno</text:p>
          </table:table-cell>
        </table:table-row>
      </table:table>
      <text:p text:style-name="Standard"/>
      <text:soft-page-break/>
      <text:h text:style-name="P733" text:outline-level="1">Estensione 7c</text:h>
      <table:table table:style-name="Table734">
        <table:table-columns>
          <table:table-column table:style-name="TableColumn735"/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>
            <text:h text:style-name="P740" text:outline-level="2">#</text:h>
          </table:table-cell>
          <table:table-cell table:style-name="TableCell741">
            <text:h text:style-name="P742" text:outline-level="2">Attore</text:h>
          </table:table-cell>
          <table:table-cell table:style-name="TableCell743">
            <text:h text:style-name="P744" text:outline-level="2">Sistema</text:h>
          </table:table-cell>
        </table:table-row>
        <table:table-row table:style-name="TableRow745">
          <table:table-cell table:style-name="TableCell746">
            <text:h text:style-name="P747" text:outline-level="3">7c.1</text:h>
          </table:table-cell>
          <table:table-cell table:style-name="TableCell748">
            <text:p text:style-name="P749">Elimina un<text:s/>raggruppamento ricorrente di turni</text:p>
          </table:table-cell>
          <table:table-cell table:style-name="TableCell750">
            <text:p text:style-name="P751">Registra l’informazione aggiuntiva relativa al turno</text:p>
          </table:table-cell>
        </table:table-row>
      </table:table>
      <text:p text:style-name="Standard"/>
      <text:h text:style-name="P752" text:outline-level="1">Estensione 7d</text:h>
      <table:table table:style-name="Table753">
        <table:table-columns>
          <table:table-column table:style-name="TableColumn754"/>
          <table:table-column table:style-name="TableColumn755"/>
          <table:table-column table:style-name="TableColumn756"/>
        </table:table-columns>
        <table:table-row table:style-name="TableRow757">
          <table:table-cell table:style-name="TableCell758">
            <text:h text:style-name="P759" text:outline-level="2">#</text:h>
          </table:table-cell>
          <table:table-cell table:style-name="TableCell760">
            <text:h text:style-name="P761" text:outline-level="2">Attore</text:h>
          </table:table-cell>
          <table:table-cell table:style-name="TableCell762">
            <text:h text:style-name="P763" text:outline-level="2">Sistema</text:h>
          </table:table-cell>
        </table:table-row>
        <table:table-row table:style-name="TableRow764">
          <table:table-cell table:style-name="TableCell765">
            <text:h text:style-name="P766" text:outline-level="3">7d.1</text:h>
          </table:table-cell>
          <table:table-cell table:style-name="TableCell767">
            <text:p text:style-name="P768">Elimina una ricorrenza di turni</text:p>
          </table:table-cell>
          <table:table-cell table:style-name="TableCell769">
            <text:p text:style-name="P770">Rimuove dal calendario le informazioni relative alla ricorrenza, mantenendo i singoli turni</text:p>
          </table:table-cell>
        </table:table-row>
      </table:table>
      <text:p text:style-name="Standard"/>
      <text:h text:style-name="P771" text:outline-level="1">Estensione 7e</text:h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</table:table-columns>
        <table:table-row table:style-name="TableRow776">
          <table:table-cell table:style-name="TableCell777">
            <text:h text:style-name="P778" text:outline-level="2">#</text:h>
          </table:table-cell>
          <table:table-cell table:style-name="TableCell779">
            <text:h text:style-name="P780" text:outline-level="2">Attore</text:h>
          </table:table-cell>
          <table:table-cell table:style-name="TableCell781">
            <text:h text:style-name="P782" text:outline-level="2">Sistema</text:h>
          </table:table-cell>
        </table:table-row>
        <table:table-row table:style-name="TableRow783">
          <table:table-cell table:style-name="TableCell784">
            <text:h text:style-name="P785" text:outline-level="3">7e.1</text:h>
          </table:table-cell>
          <table:table-cell table:style-name="TableCell786">
            <text:p text:style-name="P787">Elimina una ricorrenza di gruppi</text:p>
          </table:table-cell>
          <table:table-cell table:style-name="TableCell788">
            <text:p text:style-name="P789">Rimuove dal calendario le informazioni relative alla ricorrenza, mantenendo i singoli raggruppamenti</text:p>
          </table:table-cell>
        </table:table-row>
      </table:table>
      <text:p text:style-name="Standard"/>
      <text:h text:style-name="P790" text:outline-level="1"/>
      <text:h text:style-name="P791" text:outline-level="1">*NB:</text:h>
      <text:p text:style-name="P792">Se si vuole creare un raggruppamento ricorrente:</text:p>
      <text:p text:style-name="P793">- Tutti i turni devono<text:s/>essere ricorrenti</text:p>
      <text:p text:style-name="P794">- La ricorrenza del gruppo deve essere la stessa di quella di ogni singolo turno ricorrente</text:p>
      <text:p text:style-name="P795">- La data di fine ricorrenza non deve superare la data di fine ricorrenza di nessuno dei singoli turni ricorren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xygen" svg:font-family="Oxygen" style:font-family-generic="system" style:font-pitch="variable"/>
    <style:font-face style:name="Bitter" svg:font-family="Bitter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udiowide" svg:font-family="Audiowide" style:font-family-generic="system" style:font-pitch="variable"/>
    <style:font-face style:name="Mangal" svg:font-family="Mangal" style:font-family-generic="roman" style:font-pitch="variable" svg:panose-1="0 0 4 0 0 0 0 0 0 0"/>
    <style:font-face style:name="Fontdiner Swanky" svg:font-family="Fontdiner Swanky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Oxygen" style:font-name-asian="Oxygen" style:font-name-complex="Oxyge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text-align="start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1111in"/>
      <style:text-properties style:font-name="Bitter" style:font-name-asian="Bitter" style:font-name-complex="Bitter" fo:font-weight="bold" style:font-weight-asian="bold" fo:color="#0C3635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font-size="11pt" style:font-size-asian="11pt" style:font-size-complex="11pt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font-size="11pt" style:font-size-asian="11pt" style:font-size-complex="11pt" fo:hyphenate="false"/>
    </style:style>
    <style:style style:name="Normale" style:display-name="Normale" style:family="paragraph">
      <style:paragraph-properties fo:widows="2" fo:orphans="2" fo:text-align="justify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text-align="justify" fo:line-height="115%"/>
      <style:text-properties fo:hyphenate="false"/>
    </style:style>
    <style:style style:name="Heading" style:display-name="Heading" style:family="paragraph" style:parent-style-name="Normale" style:next-style-name="Standard">
      <style:paragraph-properties fo:keep-with-next="always" fo:keep-together="always" fo:text-align="center" fo:margin-bottom="0.4166in"/>
      <style:text-properties style:font-name="Audiowide" style:font-name-asian="Audiowide" style:font-name-complex="Audiowide" fo:color="#009A96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1Carattere" style:display-name="Titolo 1 Carattere" style:family="text" style:parent-style-name="Car.predefinitoparagrafo">
      <style:text-properties style:font-name="Bitter" style:font-name-asian="Bitter" style:font-name-complex="Bitter" fo:font-weight="bold" style:font-weight-asian="bold" fo:color="#00615E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Bitter" style:font-name-asian="Bitter" style:font-name-complex="Bitter" fo:font-weight="bold" style:font-weight-asian="bold" fo:color="#354D51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Bitter" style:font-name-asian="Bitter" style:font-name-complex="Bitter" fo:font-weight="bold" style:font-weight-asian="bold" fo:color="#0C3635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5-15T13:07:00Z</meta:creation-date>
    <dc:date>2021-06-11T15:01:00Z</dc:date>
    <meta:template xlink:href="Normal.dotm" xlink:type="simple"/>
    <meta:editing-cycles>13</meta:editing-cycles>
    <meta:editing-duration>PT19620S</meta:editing-duration>
    <meta:document-statistic meta:page-count="8" meta:paragraph-count="16" meta:word-count="1265" meta:character-count="8462" meta:row-count="60" meta:non-whitespace-character-count="7213"/>
  </office:meta>
</office:document-meta>
</file>